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4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3.455cm"/>
    </style:style>
    <style:style style:name="co9" style:family="table-column">
      <style:table-column-properties fo:break-before="auto" style:column-width="3.293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3.616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b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11" table:default-cell-style-name="ce2"/>
        <table:table-column table:style-name="co2" table:default-cell-style-name="ce2"/>
        <table:table-column table:style-name="co3" table:default-cell-style-name="ce2"/>
        <table:table-column table:style-name="co12" table:default-cell-style-name="ce2"/>
        <table:table-column table:style-name="co3" table:default-cell-style-name="ce2"/>
        <table:table-column table:style-name="co5" table:default-cell-style-name="ce2"/>
        <table:table-column table:style-name="co13" table:number-columns-repeated="997" table:default-cell-style-name="ce2"/>
        <table:table-row table:style-name="ro1">
          <table:table-cell table:style-name="ce1" office:value-type="string">
            <text:p>AMD Cube Load</text:p>
          </table:table-cell>
          <table:table-cell table:number-columns-repeated="6"/>
          <table:table-cell table:style-name="ce1" office:value-type="string">
            <text:p>Nvidia Cube Load</text:p>
          </table:table-cell>
          <table:table-cell table:number-columns-repeated="6"/>
          <table:table-cell table:style-name="ce1" office:value-type="string">
            <text:p>AMD Skull Load</text:p>
          </table:table-cell>
          <table:table-cell table:number-columns-repeated="6"/>
          <table:table-cell table:style-name="ce1" office:value-type="string">
            <text:p>Nvidia Skull Load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string">
            <text:p>api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omponentType</text:p>
          </table:table-cell>
          <table:table-cell table:style-name="ce1" office:value-type="string">
            <text:p>AVG(Value)</text:p>
          </table:table-cell>
          <table:table-cell table:style-name="Default"/>
          <table:table-cell table:number-columns-repeated="2"/>
          <table:table-cell table:style-name="ce1" office:value-type="string">
            <text:p>api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omponentType</text:p>
          </table:table-cell>
          <table:table-cell table:style-name="ce1" office:value-type="string">
            <text:p>AVG(Value)</text:p>
          </table:table-cell>
          <table:table-cell table:style-name="Default"/>
          <table:table-cell table:number-columns-repeated="2"/>
          <table:table-cell table:style-name="ce1" office:value-type="string">
            <text:p>api</text:p>
          </table:table-cell>
          <table:table-cell table:style-name="ce1" office:value-type="string">
            <text:p>dim</text:p>
          </table:table-cell>
          <table:table-cell table:style-name="ce1" office:value-type="string">
            <text:p>ComponentType</text:p>
          </table:table-cell>
          <table:table-cell table:style-name="ce1" office:value-type="string">
            <text:p>AVG(Value)</text:p>
          </table:table-cell>
          <table:table-cell table:style-name="Default"/>
          <table:table-cell table:number-columns-repeated="2"/>
          <table:table-cell office:value-type="string">
            <text:p>api</text:p>
          </table:table-cell>
          <table:table-cell office:value-type="string">
            <text:p>dim</text:p>
          </table:table-cell>
          <table:table-cell office:value-type="string">
            <text:p>ComponentType</text:p>
          </table:table-cell>
          <table:table-cell office:value-type="string">
            <text:p>AVG(Value)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amdcpu</text:p>
          </table:table-cell>
          <table:table-cell office:value-type="float" office:value="42.3174725556">
            <text:p>42,3174725556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intelcpu</text:p>
          </table:table-cell>
          <table:table-cell office:value-type="float" office:value="43.5517241379">
            <text:p>43,551724137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amdcpu</text:p>
          </table:table-cell>
          <table:table-cell office:value-type="float" office:value="9.1574795079">
            <text:p>9,157479507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intelcpu</text:p>
          </table:table-cell>
          <table:table-cell office:value-type="float" office:value="10.275862069">
            <text:p>10,27586206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amdcpu</text:p>
          </table:table-cell>
          <table:table-cell office:value-type="float" office:value="43.962721873">
            <text:p>43,96272187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intelcpu</text:p>
          </table:table-cell>
          <table:table-cell office:value-type="float" office:value="46.8965517241">
            <text:p>46,8965517241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amdcpu</text:p>
          </table:table-cell>
          <table:table-cell office:value-type="float" office:value="4.6677759841">
            <text:p>4,6677759841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intelcpu</text:p>
          </table:table-cell>
          <table:table-cell office:value-type="float" office:value="11.4597701149">
            <text:p>11,459770114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amdcpu</text:p>
          </table:table-cell>
          <table:table-cell office:value-type="float" office:value="39.3900194444">
            <text:p>39,390019444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intelcpu</text:p>
          </table:table-cell>
          <table:table-cell office:value-type="float" office:value="51.5402298851">
            <text:p>51,5402298851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amdcpu</text:p>
          </table:table-cell>
          <table:table-cell office:value-type="float" office:value="3.8737498095">
            <text:p>3,8737498095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intelcpu</text:p>
          </table:table-cell>
          <table:table-cell office:value-type="float" office:value="8.8505747126">
            <text:p>8,8505747126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amdcpu</text:p>
          </table:table-cell>
          <table:table-cell office:value-type="float" office:value="38.1672129683">
            <text:p>38,167212968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intelcpu</text:p>
          </table:table-cell>
          <table:table-cell office:value-type="float" office:value="50.5517241379">
            <text:p>50,551724137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amdcpu</text:p>
          </table:table-cell>
          <table:table-cell office:value-type="float" office:value="3.523347254">
            <text:p>3,52334725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intelcpu</text:p>
          </table:table-cell>
          <table:table-cell office:value-type="float" office:value="8.9885057471">
            <text:p>8,988505747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amdcpu</text:p>
          </table:table-cell>
          <table:table-cell office:value-type="float" office:value="39.8393275873">
            <text:p>39,839327587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intelcpu</text:p>
          </table:table-cell>
          <table:table-cell office:value-type="float" office:value="45.9310344828">
            <text:p>45,931034482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amdcpu</text:p>
          </table:table-cell>
          <table:table-cell office:value-type="float" office:value="3.5011062063">
            <text:p>3,501106206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intelcpu</text:p>
          </table:table-cell>
          <table:table-cell office:value-type="float" office:value="8.5402298851">
            <text:p>8,540229885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amdcpu</text:p>
          </table:table-cell>
          <table:table-cell office:value-type="float" office:value="44.0012023492">
            <text:p>44,001202349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intelcpu</text:p>
          </table:table-cell>
          <table:table-cell office:value-type="float" office:value="49.4827586207">
            <text:p>49,4827586207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amdcpu</text:p>
          </table:table-cell>
          <table:table-cell office:value-type="float" office:value="3.2271075714">
            <text:p>3,227107571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intelcpu</text:p>
          </table:table-cell>
          <table:table-cell office:value-type="float" office:value="7.5402298851">
            <text:p>7,540229885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amdcpu</text:p>
          </table:table-cell>
          <table:table-cell office:value-type="float" office:value="49.4046143968">
            <text:p>49,404614396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intelcpu</text:p>
          </table:table-cell>
          <table:table-cell office:value-type="float" office:value="54.275862069">
            <text:p>54,27586206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amdcpu</text:p>
          </table:table-cell>
          <table:table-cell office:value-type="float" office:value="2.5802866667">
            <text:p>2,5802866667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intelcpu</text:p>
          </table:table-cell>
          <table:table-cell office:value-type="float" office:value="6.5977011494">
            <text:p>6,5977011494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amdcpu</text:p>
          </table:table-cell>
          <table:table-cell office:value-type="float" office:value="51.8224756032">
            <text:p>51,822475603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intelcpu</text:p>
          </table:table-cell>
          <table:table-cell office:value-type="float" office:value="56.6091954023">
            <text:p>56,609195402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amdcpu</text:p>
          </table:table-cell>
          <table:table-cell office:value-type="float" office:value="2.1990417778">
            <text:p>2,199041777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intelcpu</text:p>
          </table:table-cell>
          <table:table-cell office:value-type="float" office:value="5.6666666667">
            <text:p>5,6666666667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amdcpu</text:p>
          </table:table-cell>
          <table:table-cell office:value-type="float" office:value="63.8930511905">
            <text:p>63,8930511905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intelcpu</text:p>
          </table:table-cell>
          <table:table-cell office:value-type="float" office:value="64.183908046">
            <text:p>64,183908046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amdcpu</text:p>
          </table:table-cell>
          <table:table-cell office:value-type="float" office:value="2.6785637273">
            <text:p>2,678563727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intelcpu</text:p>
          </table:table-cell>
          <table:table-cell office:value-type="float" office:value="4.9770114943">
            <text:p>4,977011494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amdcpu</text:p>
          </table:table-cell>
          <table:table-cell office:value-type="float" office:value="63.8488629841">
            <text:p>63,8488629841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intelcpu</text:p>
          </table:table-cell>
          <table:table-cell office:value-type="float" office:value="65.3448275862">
            <text:p>65,344827586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amdcpu</text:p>
          </table:table-cell>
          <table:table-cell office:value-type="float" office:value="2.2039632727">
            <text:p>2,2039632727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intelcpu</text:p>
          </table:table-cell>
          <table:table-cell office:value-type="float" office:value="4.4942528736">
            <text:p>4,4942528736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atigpu</text:p>
          </table:table-cell>
          <table:table-cell office:value-type="float" office:value="32.2063492063">
            <text:p>32,206349206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nvidiagpu</text:p>
          </table:table-cell>
          <table:table-cell office:value-type="float" office:value="32.3793103448">
            <text:p>32,379310344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atigpu</text:p>
          </table:table-cell>
          <table:table-cell office:value-type="float" office:value="70.6666666667">
            <text:p>70,6666666667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0</text:p>
          </table:table-cell>
          <table:table-cell office:value-type="string">
            <text:p>nvidiagpu</text:p>
          </table:table-cell>
          <table:table-cell office:value-type="float" office:value="83.2643678161">
            <text:p>83,264367816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atigpu</text:p>
          </table:table-cell>
          <table:table-cell office:value-type="float" office:value="30.8888888889">
            <text:p>30,888888888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nvidiagpu</text:p>
          </table:table-cell>
          <table:table-cell office:value-type="float" office:value="34.7816091954">
            <text:p>34,781609195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atigpu</text:p>
          </table:table-cell>
          <table:table-cell office:value-type="float" office:value="81.1428571429">
            <text:p>81,142857142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1</text:p>
          </table:table-cell>
          <table:table-cell office:value-type="string">
            <text:p>nvidiagpu</text:p>
          </table:table-cell>
          <table:table-cell office:value-type="float" office:value="83.7701149425">
            <text:p>83,7701149425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atigpu</text:p>
          </table:table-cell>
          <table:table-cell office:value-type="float" office:value="26.7777777778">
            <text:p>26,777777777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nvidiagpu</text:p>
          </table:table-cell>
          <table:table-cell office:value-type="float" office:value="34.1264367816">
            <text:p>34,1264367816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atigpu</text:p>
          </table:table-cell>
          <table:table-cell office:value-type="float" office:value="83.3333333333">
            <text:p>83,333333333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2</text:p>
          </table:table-cell>
          <table:table-cell office:value-type="string">
            <text:p>nvidiagpu</text:p>
          </table:table-cell>
          <table:table-cell office:value-type="float" office:value="84.8965517241">
            <text:p>84,896551724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atigpu</text:p>
          </table:table-cell>
          <table:table-cell office:value-type="float" office:value="22.4761904762">
            <text:p>22,476190476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nvidiagpu</text:p>
          </table:table-cell>
          <table:table-cell office:value-type="float" office:value="32.8275862069">
            <text:p>32,827586206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atigpu</text:p>
          </table:table-cell>
          <table:table-cell office:value-type="float" office:value="85.8571428571">
            <text:p>85,8571428571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3</text:p>
          </table:table-cell>
          <table:table-cell office:value-type="string">
            <text:p>nvidiagpu</text:p>
          </table:table-cell>
          <table:table-cell office:value-type="float" office:value="92.6091954023">
            <text:p>92,609195402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atigpu</text:p>
          </table:table-cell>
          <table:table-cell office:value-type="float" office:value="21.8253968254">
            <text:p>21,825396825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nvidiagpu</text:p>
          </table:table-cell>
          <table:table-cell office:value-type="float" office:value="30.9195402299">
            <text:p>30,919540229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atigpu</text:p>
          </table:table-cell>
          <table:table-cell office:value-type="float" office:value="84.8412698413">
            <text:p>84,841269841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4</text:p>
          </table:table-cell>
          <table:table-cell office:value-type="string">
            <text:p>nvidiagpu</text:p>
          </table:table-cell>
          <table:table-cell office:value-type="float" office:value="95.4482758621">
            <text:p>95,448275862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atigpu</text:p>
          </table:table-cell>
          <table:table-cell office:value-type="float" office:value="21.7301587302">
            <text:p>21,730158730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nvidiagpu</text:p>
          </table:table-cell>
          <table:table-cell office:value-type="float" office:value="26.7586206897">
            <text:p>26,7586206897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atigpu</text:p>
          </table:table-cell>
          <table:table-cell office:value-type="float" office:value="85.8253968254">
            <text:p>85,8253968254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5</text:p>
          </table:table-cell>
          <table:table-cell office:value-type="string">
            <text:p>nvidiagpu</text:p>
          </table:table-cell>
          <table:table-cell office:value-type="float" office:value="95.816091954">
            <text:p>95,816091954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atigpu</text:p>
          </table:table-cell>
          <table:table-cell office:value-type="float" office:value="25.3333333333">
            <text:p>25,333333333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nvidiagpu</text:p>
          </table:table-cell>
          <table:table-cell office:value-type="float" office:value="24.3793103448">
            <text:p>24,379310344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atigpu</text:p>
          </table:table-cell>
          <table:table-cell office:value-type="float" office:value="84.8095238095">
            <text:p>84,8095238095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6</text:p>
          </table:table-cell>
          <table:table-cell office:value-type="string">
            <text:p>nvidiagpu</text:p>
          </table:table-cell>
          <table:table-cell office:value-type="float" office:value="96.4252873563">
            <text:p>96,425287356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atigpu</text:p>
          </table:table-cell>
          <table:table-cell office:value-type="float" office:value="20.7619047619">
            <text:p>20,761904761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nvidiagpu</text:p>
          </table:table-cell>
          <table:table-cell office:value-type="float" office:value="22.3448275862">
            <text:p>22,344827586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atigpu</text:p>
          </table:table-cell>
          <table:table-cell office:value-type="float" office:value="85.3333333333">
            <text:p>85,333333333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7</text:p>
          </table:table-cell>
          <table:table-cell office:value-type="string">
            <text:p>nvidiagpu</text:p>
          </table:table-cell>
          <table:table-cell office:value-type="float" office:value="93.9540229885">
            <text:p>93,9540229885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atigpu</text:p>
          </table:table-cell>
          <table:table-cell office:value-type="float" office:value="30.2222222222">
            <text:p>30,222222222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nvidiagpu</text:p>
          </table:table-cell>
          <table:table-cell office:value-type="float" office:value="26.4367816092">
            <text:p>26,4367816092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atigpu</text:p>
          </table:table-cell>
          <table:table-cell office:value-type="float" office:value="50.5333333333">
            <text:p>50,5333333333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8</text:p>
          </table:table-cell>
          <table:table-cell office:value-type="string">
            <text:p>nvidiagpu</text:p>
          </table:table-cell>
          <table:table-cell office:value-type="float" office:value="96.5517241379">
            <text:p>96,551724137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atigpu</text:p>
          </table:table-cell>
          <table:table-cell office:value-type="float" office:value="44.0158730159">
            <text:p>44,015873015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nvidiagpu</text:p>
          </table:table-cell>
          <table:table-cell office:value-type="float" office:value="24.6436781609">
            <text:p>24,6436781609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atigpu</text:p>
          </table:table-cell>
          <table:table-cell office:value-type="float" office:value="55.8">
            <text:p>55,8</text:p>
          </table:table-cell>
          <table:table-cell table:style-name="Default"/>
          <table:table-cell table:number-columns-repeated="2"/>
          <table:table-cell office:value-type="string">
            <text:p>dx12</text:p>
          </table:table-cell>
          <table:table-cell office:value-type="string">
            <text:p>9</text:p>
          </table:table-cell>
          <table:table-cell office:value-type="string">
            <text:p>nvidiagpu</text:p>
          </table:table-cell>
          <table:table-cell office:value-type="float" office:value="96.6206896552">
            <text:p>96,6206896552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amdcpu</text:p>
          </table:table-cell>
          <table:table-cell office:value-type="float" office:value="24.4069068095">
            <text:p>24,4069068095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intelcpu</text:p>
          </table:table-cell>
          <table:table-cell office:value-type="float" office:value="27.6206896552">
            <text:p>27,620689655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amdcpu</text:p>
          </table:table-cell>
          <table:table-cell office:value-type="float" office:value="15.0704688571">
            <text:p>15,070468857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intelcpu</text:p>
          </table:table-cell>
          <table:table-cell office:value-type="float" office:value="15.8505747126">
            <text:p>15,8505747126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amdcpu</text:p>
          </table:table-cell>
          <table:table-cell office:value-type="float" office:value="24.8532195714">
            <text:p>24,853219571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intelcpu</text:p>
          </table:table-cell>
          <table:table-cell office:value-type="float" office:value="25.4137931034">
            <text:p>25,413793103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amdcpu</text:p>
          </table:table-cell>
          <table:table-cell office:value-type="float" office:value="12.6165902063">
            <text:p>12,616590206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intelcpu</text:p>
          </table:table-cell>
          <table:table-cell office:value-type="float" office:value="13.8541666667">
            <text:p>13,8541666667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amdcpu</text:p>
          </table:table-cell>
          <table:table-cell office:value-type="float" office:value="25.2841007143">
            <text:p>25,284100714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intelcpu</text:p>
          </table:table-cell>
          <table:table-cell office:value-type="float" office:value="23.3908045977">
            <text:p>23,3908045977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amdcpu</text:p>
          </table:table-cell>
          <table:table-cell office:value-type="float" office:value="12.2669700952">
            <text:p>12,266970095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intelcpu</text:p>
          </table:table-cell>
          <table:table-cell office:value-type="float" office:value="13.3063063063">
            <text:p>13,306306306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amdcpu</text:p>
          </table:table-cell>
          <table:table-cell office:value-type="float" office:value="26.7075598889">
            <text:p>26,707559888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intelcpu</text:p>
          </table:table-cell>
          <table:table-cell office:value-type="float" office:value="22.3218390805">
            <text:p>22,3218390805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amdcpu</text:p>
          </table:table-cell>
          <table:table-cell office:value-type="float" office:value="12.0506053016">
            <text:p>12,0506053016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intelcpu</text:p>
          </table:table-cell>
          <table:table-cell office:value-type="float" office:value="13.2368421053">
            <text:p>13,236842105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amdcpu</text:p>
          </table:table-cell>
          <table:table-cell office:value-type="float" office:value="26.7001230476">
            <text:p>26,7001230476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intelcpu</text:p>
          </table:table-cell>
          <table:table-cell office:value-type="float" office:value="22.2873563218">
            <text:p>22,2873563218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amdcpu</text:p>
          </table:table-cell>
          <table:table-cell office:value-type="float" office:value="11.9544650159">
            <text:p>11,954465015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intelcpu</text:p>
          </table:table-cell>
          <table:table-cell office:value-type="float" office:value="13.2459016393">
            <text:p>13,245901639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amdcpu</text:p>
          </table:table-cell>
          <table:table-cell office:value-type="float" office:value="31.3889145079">
            <text:p>31,388914507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intelcpu</text:p>
          </table:table-cell>
          <table:table-cell office:value-type="float" office:value="22.5287356322">
            <text:p>22,528735632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amdcpu</text:p>
          </table:table-cell>
          <table:table-cell office:value-type="float" office:value="12.512745619">
            <text:p>12,51274561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intelcpu</text:p>
          </table:table-cell>
          <table:table-cell office:value-type="float" office:value="13.2366412214">
            <text:p>13,2366412214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amdcpu</text:p>
          </table:table-cell>
          <table:table-cell office:value-type="float" office:value="31.0354256349">
            <text:p>31,035425634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intelcpu</text:p>
          </table:table-cell>
          <table:table-cell office:value-type="float" office:value="22.5057471264">
            <text:p>22,505747126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amdcpu</text:p>
          </table:table-cell>
          <table:table-cell office:value-type="float" office:value="11.9012404603">
            <text:p>11,901240460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intelcpu</text:p>
          </table:table-cell>
          <table:table-cell office:value-type="float" office:value="13.9492753623">
            <text:p>13,9492753623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amdcpu</text:p>
          </table:table-cell>
          <table:table-cell office:value-type="float" office:value="29.6170430952">
            <text:p>29,617043095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intelcpu</text:p>
          </table:table-cell>
          <table:table-cell office:value-type="float" office:value="21.4597701149">
            <text:p>21,459770114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amdcpu</text:p>
          </table:table-cell>
          <table:table-cell office:value-type="float" office:value="11.9764664762">
            <text:p>11,976466476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intelcpu</text:p>
          </table:table-cell>
          <table:table-cell office:value-type="float" office:value="13.8506493506">
            <text:p>13,8506493506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amdcpu</text:p>
          </table:table-cell>
          <table:table-cell office:value-type="float" office:value="32.0094446032">
            <text:p>32,009444603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intelcpu</text:p>
          </table:table-cell>
          <table:table-cell office:value-type="float" office:value="20.9195402299">
            <text:p>20,919540229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amdcpu</text:p>
          </table:table-cell>
          <table:table-cell office:value-type="float" office:value="11.8454601746">
            <text:p>11,8454601746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intelcpu</text:p>
          </table:table-cell>
          <table:table-cell office:value-type="float" office:value="13.8176100629">
            <text:p>13,817610062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amdcpu</text:p>
          </table:table-cell>
          <table:table-cell office:value-type="float" office:value="33.766506746">
            <text:p>33,766506746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intelcpu</text:p>
          </table:table-cell>
          <table:table-cell office:value-type="float" office:value="20.6896551724">
            <text:p>20,689655172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amdcpu</text:p>
          </table:table-cell>
          <table:table-cell office:value-type="float" office:value="12.1168851905">
            <text:p>12,1168851905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intelcpu</text:p>
          </table:table-cell>
          <table:table-cell office:value-type="float" office:value="14.2101910828">
            <text:p>14,2101910828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atigpu</text:p>
          </table:table-cell>
          <table:table-cell office:value-type="float" office:value="51.8253968254">
            <text:p>51,825396825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nvidiagpu</text:p>
          </table:table-cell>
          <table:table-cell office:value-type="float" office:value="47.275862069">
            <text:p>47,27586206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atigpu</text:p>
          </table:table-cell>
          <table:table-cell office:value-type="float" office:value="71.4920634921">
            <text:p>71,492063492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0</text:p>
          </table:table-cell>
          <table:table-cell office:value-type="string">
            <text:p>nvidiagpu</text:p>
          </table:table-cell>
          <table:table-cell office:value-type="float" office:value="75.0114942529">
            <text:p>75,011494252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atigpu</text:p>
          </table:table-cell>
          <table:table-cell office:value-type="float" office:value="51.8412698413">
            <text:p>51,841269841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nvidiagpu</text:p>
          </table:table-cell>
          <table:table-cell office:value-type="float" office:value="49.091954023">
            <text:p>49,09195402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atigpu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1</text:p>
          </table:table-cell>
          <table:table-cell office:value-type="string">
            <text:p>nvidiagpu</text:p>
          </table:table-cell>
          <table:table-cell office:value-type="float" office:value="83.5882352941">
            <text:p>83,5882352941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atigpu</text:p>
          </table:table-cell>
          <table:table-cell office:value-type="float" office:value="45.9523809524">
            <text:p>45,952380952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nvidiagpu</text:p>
          </table:table-cell>
          <table:table-cell office:value-type="float" office:value="42.8735632184">
            <text:p>42,873563218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atigpu</text:p>
          </table:table-cell>
          <table:table-cell office:value-type="float" office:value="81.619047619">
            <text:p>81,61904761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2</text:p>
          </table:table-cell>
          <table:table-cell office:value-type="string">
            <text:p>nvidiagpu</text:p>
          </table:table-cell>
          <table:table-cell office:value-type="float" office:value="88.5087719298">
            <text:p>88,5087719298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atigpu</text:p>
          </table:table-cell>
          <table:table-cell office:value-type="float" office:value="39.9841269841">
            <text:p>39,984126984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nvidiagpu</text:p>
          </table:table-cell>
          <table:table-cell office:value-type="float" office:value="40.8735632184">
            <text:p>40,873563218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atigpu</text:p>
          </table:table-cell>
          <table:table-cell office:value-type="float" office:value="82.2857142857">
            <text:p>82,2857142857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3</text:p>
          </table:table-cell>
          <table:table-cell office:value-type="string">
            <text:p>nvidiagpu</text:p>
          </table:table-cell>
          <table:table-cell office:value-type="float" office:value="90.4409448819">
            <text:p>90,4409448819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atigpu</text:p>
          </table:table-cell>
          <table:table-cell office:value-type="float" office:value="39.3174603175">
            <text:p>39,3174603175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nvidiagpu</text:p>
          </table:table-cell>
          <table:table-cell office:value-type="float" office:value="37.5632183908">
            <text:p>37,5632183908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atigpu</text:p>
          </table:table-cell>
          <table:table-cell office:value-type="float" office:value="82.2857142857">
            <text:p>82,2857142857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4</text:p>
          </table:table-cell>
          <table:table-cell office:value-type="string">
            <text:p>nvidiagpu</text:p>
          </table:table-cell>
          <table:table-cell office:value-type="float" office:value="90.198630137">
            <text:p>90,198630137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atigpu</text:p>
          </table:table-cell>
          <table:table-cell office:value-type="float" office:value="40.8253968254">
            <text:p>40,825396825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nvidiagpu</text:p>
          </table:table-cell>
          <table:table-cell office:value-type="float" office:value="35.3448275862">
            <text:p>35,344827586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atigpu</text:p>
          </table:table-cell>
          <table:table-cell office:value-type="float" office:value="83.7142857143">
            <text:p>83,714285714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5</text:p>
          </table:table-cell>
          <table:table-cell office:value-type="string">
            <text:p>nvidiagpu</text:p>
          </table:table-cell>
          <table:table-cell office:value-type="float" office:value="89.3550295858">
            <text:p>89,3550295858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atigpu</text:p>
          </table:table-cell>
          <table:table-cell office:value-type="float" office:value="40.8571428571">
            <text:p>40,857142857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nvidiagpu</text:p>
          </table:table-cell>
          <table:table-cell office:value-type="float" office:value="33.2643678161">
            <text:p>33,264367816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atigpu</text:p>
          </table:table-cell>
          <table:table-cell office:value-type="float" office:value="82.2857142857">
            <text:p>82,2857142857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6</text:p>
          </table:table-cell>
          <table:table-cell office:value-type="string">
            <text:p>nvidiagpu</text:p>
          </table:table-cell>
          <table:table-cell office:value-type="float" office:value="90.2577319588">
            <text:p>90,2577319588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atigpu</text:p>
          </table:table-cell>
          <table:table-cell office:value-type="float" office:value="41.9047619048">
            <text:p>41,9047619048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nvidiagpu</text:p>
          </table:table-cell>
          <table:table-cell office:value-type="float" office:value="32.2413793103">
            <text:p>32,241379310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atigpu</text:p>
          </table:table-cell>
          <table:table-cell office:value-type="float" office:value="82.3333333333">
            <text:p>82,3333333333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7</text:p>
          </table:table-cell>
          <table:table-cell office:value-type="string">
            <text:p>nvidiagpu</text:p>
          </table:table-cell>
          <table:table-cell office:value-type="float" office:value="87.9836065574">
            <text:p>87,9836065574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atigpu</text:p>
          </table:table-cell>
          <table:table-cell office:value-type="float" office:value="41.1746031746">
            <text:p>41,1746031746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nvidiagpu</text:p>
          </table:table-cell>
          <table:table-cell office:value-type="float" office:value="31.6896551724">
            <text:p>31,6896551724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atigpu</text:p>
          </table:table-cell>
          <table:table-cell office:value-type="float" office:value="82.8888888889">
            <text:p>82,8888888889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8</text:p>
          </table:table-cell>
          <table:table-cell office:value-type="string">
            <text:p>nvidiagpu</text:p>
          </table:table-cell>
          <table:table-cell office:value-type="float" office:value="87.6015936255">
            <text:p>87,6015936255</text:p>
          </table:table-cell>
          <table:table-cell table:style-name="Default"/>
          <table:table-cell table:number-columns-repeated="997"/>
        </table:table-row>
        <table:table-row table:style-name="ro2">
          <table:table-cell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atigpu</text:p>
          </table:table-cell>
          <table:table-cell office:value-type="float" office:value="40.9841269841">
            <text:p>40,9841269841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nvidiagpu</text:p>
          </table:table-cell>
          <table:table-cell office:value-type="float" office:value="32.2528735632">
            <text:p>32,2528735632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atigpu</text:p>
          </table:table-cell>
          <table:table-cell office:value-type="float" office:value="84.0317460317">
            <text:p>84,0317460317</text:p>
          </table:table-cell>
          <table:table-cell table:style-name="Default"/>
          <table:table-cell table:number-columns-repeated="2"/>
          <table:table-cell office:value-type="string">
            <text:p>vk</text:p>
          </table:table-cell>
          <table:table-cell office:value-type="string">
            <text:p>9</text:p>
          </table:table-cell>
          <table:table-cell office:value-type="string">
            <text:p>nvidiagpu</text:p>
          </table:table-cell>
          <table:table-cell office:value-type="float" office:value="87.6777251185">
            <text:p>87,6777251185</text:p>
          </table:table-cell>
          <table:table-cell table:style-name="Default"/>
          <table:table-cell table:number-columns-repeated="99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ce3" office:value-type="string" table:number-columns-spanned="1" table:number-rows-spanned="3">
            <text:p>dim</text:p>
          </table:table-cell>
          <table:table-cell table:style-name="Default"/>
          <table:table-cell table:number-columns-repeated="1000"/>
        </table:table-row>
        <table:table-row table:style-name="ro1">
          <table:table-cell table:style-name="ce1"/>
          <table:table-cell/>
          <table:table-cell table:style-name="ce3" office:value-type="string" table:number-columns-spanned="4" table:number-rows-spanned="1">
            <text:p>AMD Cube</text:p>
          </table:table-cell>
          <table:covered-table-cell table:number-columns-repeated="3" table:style-name="Default"/>
          <table:table-cell/>
          <table:table-cell table:style-name="ce1"/>
          <table:table-cell/>
          <table:table-cell table:style-name="ce3" office:value-type="string" table:number-columns-spanned="4" table:number-rows-spanned="1">
            <text:p>Nvidia Cube</text:p>
          </table:table-cell>
          <table:covered-table-cell table:number-columns-repeated="3" table:style-name="Default"/>
          <table:table-cell/>
          <table:table-cell table:style-name="ce1"/>
          <table:table-cell/>
          <table:table-cell table:style-name="ce3" office:value-type="string" table:number-columns-spanned="4" table:number-rows-spanned="1">
            <text:p>AMD Skull</text:p>
          </table:table-cell>
          <table:covered-table-cell table:number-columns-repeated="3" table:style-name="Default"/>
          <table:table-cell/>
          <table:table-cell table:style-name="ce1"/>
          <table:covered-table-cell/>
          <table:table-cell table:style-name="ce3" office:value-type="string" table:number-columns-spanned="4" table:number-rows-spanned="1">
            <text:p>Nvidia Skull</text:p>
          </table:table-cell>
          <table:covered-table-cell table:number-columns-repeated="3" table:style-name="Default"/>
          <table:table-cell table:number-columns-repeated="997"/>
        </table:table-row>
        <table:table-row table:style-name="ro1">
          <table:table-cell table:style-name="ce1" office:value-type="string">
            <text:p>Cube Count</text:p>
          </table:table-cell>
          <table:table-cell table:style-name="ce3" office:value-type="string">
            <text:p>dim</text:p>
          </table:table-cell>
          <table:table-cell table:style-name="ce3" office:value-type="string">
            <text:p>CPU D3D12</text:p>
          </table:table-cell>
          <table:table-cell table:style-name="ce3" office:value-type="string">
            <text:p>CPU Vulkan</text:p>
          </table:table-cell>
          <table:table-cell table:style-name="ce3" office:value-type="string">
            <text:p>GPU D3D12</text:p>
          </table:table-cell>
          <table:table-cell table:style-name="ce3" office:value-type="string">
            <text:p>GPU Vulkan</text:p>
          </table:table-cell>
          <table:table-cell/>
          <table:table-cell table:style-name="ce1" office:value-type="string">
            <text:p>Cube Count</text:p>
          </table:table-cell>
          <table:table-cell table:style-name="ce3" office:value-type="string">
            <text:p>dim</text:p>
          </table:table-cell>
          <table:table-cell table:style-name="ce3" office:value-type="string">
            <text:p>CPU D3D12</text:p>
          </table:table-cell>
          <table:table-cell table:style-name="ce3" office:value-type="string">
            <text:p>CPU Vulkan</text:p>
          </table:table-cell>
          <table:table-cell table:style-name="ce3" office:value-type="string">
            <text:p>GPU D3D12</text:p>
          </table:table-cell>
          <table:table-cell table:style-name="ce3" office:value-type="string">
            <text:p>GPU Vulkan</text:p>
          </table:table-cell>
          <table:table-cell/>
          <table:table-cell table:style-name="ce1" office:value-type="string">
            <text:p>Skull Count</text:p>
          </table:table-cell>
          <table:table-cell table:style-name="ce3" office:value-type="string">
            <text:p>dim</text:p>
          </table:table-cell>
          <table:table-cell table:style-name="ce3" office:value-type="string">
            <text:p>CPU D3D12</text:p>
          </table:table-cell>
          <table:table-cell table:style-name="ce3" office:value-type="string">
            <text:p>CPU Vulkan</text:p>
          </table:table-cell>
          <table:table-cell table:style-name="ce3" office:value-type="string">
            <text:p>GPU D3D12</text:p>
          </table:table-cell>
          <table:table-cell table:style-name="ce3" office:value-type="string">
            <text:p>GPU Vulkan</text:p>
          </table:table-cell>
          <table:table-cell/>
          <table:table-cell table:style-name="ce1" office:value-type="string">
            <text:p>Skull Count</text:p>
          </table:table-cell>
          <table:covered-table-cell/>
          <table:table-cell table:style-name="ce3" office:value-type="string">
            <text:p>CPU D3D12</text:p>
          </table:table-cell>
          <table:table-cell table:style-name="ce3" office:value-type="string">
            <text:p>CPU Vulkan</text:p>
          </table:table-cell>
          <table:table-cell table:style-name="ce3" office:value-type="string">
            <text:p>GPU D3D12</text:p>
          </table:table-cell>
          <table:table-cell table:style-name="ce3" office:value-type="string">
            <text:p>GPU Vulkan</text:p>
          </table:table-cell>
          <table:table-cell table:number-columns-repeated="997"/>
        </table:table-row>
        <table:table-row table:style-name="ro3">
          <table:table-cell table:formula="of:=POWER(([.B49]+1)*5;3)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E3]" office:value-type="float" office:value="42.3174725556">
            <text:p>42,3174725556</text:p>
          </table:table-cell>
          <table:table-cell table:formula="of:=[.E23]" office:value-type="float" office:value="24.4069068095">
            <text:p>24,4069068095</text:p>
          </table:table-cell>
          <table:table-cell table:formula="of:=[.E13]" office:value-type="float" office:value="32.2063492063">
            <text:p>32,2063492063</text:p>
          </table:table-cell>
          <table:table-cell table:formula="of:=[.E33]" office:value-type="float" office:value="51.8253968254">
            <text:p>51,8253968254</text:p>
          </table:table-cell>
          <table:table-cell/>
          <table:table-cell table:formula="of:=POWER(([.I49]+1)*5;3)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L3]" office:value-type="float" office:value="43.5517241379">
            <text:p>43,5517241379</text:p>
          </table:table-cell>
          <table:table-cell table:formula="of:=[.L23]" office:value-type="float" office:value="27.6206896552">
            <text:p>27,6206896552</text:p>
          </table:table-cell>
          <table:table-cell table:formula="of:=[.L13]" office:value-type="float" office:value="32.3793103448">
            <text:p>32,3793103448</text:p>
          </table:table-cell>
          <table:table-cell table:formula="of:=[.L33]" office:value-type="float" office:value="47.275862069">
            <text:p>47,275862069</text:p>
          </table:table-cell>
          <table:table-cell/>
          <table:table-cell table:formula="of:=POWER(([.P49]+1)*5;3)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S3]" office:value-type="float" office:value="9.1574795079">
            <text:p>9,1574795079</text:p>
          </table:table-cell>
          <table:table-cell table:formula="of:=[.S23]" office:value-type="float" office:value="15.0704688571">
            <text:p>15,0704688571</text:p>
          </table:table-cell>
          <table:table-cell table:formula="of:=[.S13]" office:value-type="float" office:value="70.6666666667">
            <text:p>70,6666666667</text:p>
          </table:table-cell>
          <table:table-cell table:formula="of:=[.S33]" office:value-type="float" office:value="71.4920634921">
            <text:p>71,4920634921</text:p>
          </table:table-cell>
          <table:table-cell/>
          <table:table-cell table:formula="of:=POWER(([.W49]+1)*5;3)" office:value-type="float" office:value="125">
            <text:p>125</text:p>
          </table:table-cell>
          <table:table-cell office:value-type="float" office:value="0">
            <text:p>0</text:p>
          </table:table-cell>
          <table:table-cell table:formula="of:=[.Z3]" office:value-type="float" office:value="10.275862069">
            <text:p>10,275862069</text:p>
          </table:table-cell>
          <table:table-cell table:formula="of:=[.Z23]" office:value-type="float" office:value="15.8505747126">
            <text:p>15,8505747126</text:p>
          </table:table-cell>
          <table:table-cell table:formula="of:=[.Z13]" office:value-type="float" office:value="83.2643678161">
            <text:p>83,2643678161</text:p>
          </table:table-cell>
          <table:table-cell table:formula="of:=[.Z33]" office:value-type="float" office:value="75.0114942529">
            <text:p>75,0114942529</text:p>
          </table:table-cell>
          <table:table-cell table:number-columns-repeated="997"/>
        </table:table-row>
        <table:table-row table:style-name="ro3">
          <table:table-cell table:formula="of:=POWER(([.B50]+1)*5;3)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E4]" office:value-type="float" office:value="43.962721873">
            <text:p>43,962721873</text:p>
          </table:table-cell>
          <table:table-cell table:formula="of:=[.E24]" office:value-type="float" office:value="24.8532195714">
            <text:p>24,8532195714</text:p>
          </table:table-cell>
          <table:table-cell table:formula="of:=[.E14]" office:value-type="float" office:value="30.8888888889">
            <text:p>30,8888888889</text:p>
          </table:table-cell>
          <table:table-cell table:formula="of:=[.E34]" office:value-type="float" office:value="51.8412698413">
            <text:p>51,8412698413</text:p>
          </table:table-cell>
          <table:table-cell/>
          <table:table-cell table:formula="of:=POWER(([.I50]+1)*5;3)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L4]" office:value-type="float" office:value="46.8965517241">
            <text:p>46,8965517241</text:p>
          </table:table-cell>
          <table:table-cell table:formula="of:=[.L24]" office:value-type="float" office:value="25.4137931034">
            <text:p>25,4137931034</text:p>
          </table:table-cell>
          <table:table-cell table:formula="of:=[.L14]" office:value-type="float" office:value="34.7816091954">
            <text:p>34,7816091954</text:p>
          </table:table-cell>
          <table:table-cell table:formula="of:=[.L34]" office:value-type="float" office:value="49.091954023">
            <text:p>49,091954023</text:p>
          </table:table-cell>
          <table:table-cell/>
          <table:table-cell table:formula="of:=POWER(([.P50]+1)*5;3)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S4]" office:value-type="float" office:value="4.6677759841">
            <text:p>4,6677759841</text:p>
          </table:table-cell>
          <table:table-cell table:formula="of:=[.S24]" office:value-type="float" office:value="12.6165902063">
            <text:p>12,6165902063</text:p>
          </table:table-cell>
          <table:table-cell table:formula="of:=[.S14]" office:value-type="float" office:value="81.1428571429">
            <text:p>81,1428571429</text:p>
          </table:table-cell>
          <table:table-cell table:formula="of:=[.S34]" office:value-type="float" office:value="80">
            <text:p>80</text:p>
          </table:table-cell>
          <table:table-cell/>
          <table:table-cell table:formula="of:=POWER(([.W50]+1)*5;3)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Z4]" office:value-type="float" office:value="11.4597701149">
            <text:p>11,4597701149</text:p>
          </table:table-cell>
          <table:table-cell table:formula="of:=[.Z24]" office:value-type="float" office:value="13.8541666667">
            <text:p>13,8541666667</text:p>
          </table:table-cell>
          <table:table-cell table:formula="of:=[.Z14]" office:value-type="float" office:value="83.7701149425">
            <text:p>83,7701149425</text:p>
          </table:table-cell>
          <table:table-cell table:formula="of:=[.Z34]" office:value-type="float" office:value="83.5882352941">
            <text:p>83,5882352941</text:p>
          </table:table-cell>
          <table:table-cell table:number-columns-repeated="997"/>
        </table:table-row>
        <table:table-row table:style-name="ro3">
          <table:table-cell table:formula="of:=POWER(([.B51]+1)*5;3)" office:value-type="float" office:value="3375">
            <text:p>3375</text:p>
          </table:table-cell>
          <table:table-cell office:value-type="float" office:value="2">
            <text:p>2</text:p>
          </table:table-cell>
          <table:table-cell table:formula="of:=[.E5]" office:value-type="float" office:value="39.3900194444">
            <text:p>39,3900194444</text:p>
          </table:table-cell>
          <table:table-cell table:formula="of:=[.E25]" office:value-type="float" office:value="25.2841007143">
            <text:p>25,2841007143</text:p>
          </table:table-cell>
          <table:table-cell table:formula="of:=[.E15]" office:value-type="float" office:value="26.7777777778">
            <text:p>26,7777777778</text:p>
          </table:table-cell>
          <table:table-cell table:formula="of:=[.E35]" office:value-type="float" office:value="45.9523809524">
            <text:p>45,9523809524</text:p>
          </table:table-cell>
          <table:table-cell/>
          <table:table-cell table:formula="of:=POWER(([.I51]+1)*5;3)" office:value-type="float" office:value="3375">
            <text:p>3375</text:p>
          </table:table-cell>
          <table:table-cell office:value-type="float" office:value="2">
            <text:p>2</text:p>
          </table:table-cell>
          <table:table-cell table:formula="of:=[.L5]" office:value-type="float" office:value="51.5402298851">
            <text:p>51,5402298851</text:p>
          </table:table-cell>
          <table:table-cell table:formula="of:=[.L25]" office:value-type="float" office:value="23.3908045977">
            <text:p>23,3908045977</text:p>
          </table:table-cell>
          <table:table-cell table:formula="of:=[.L15]" office:value-type="float" office:value="34.1264367816">
            <text:p>34,1264367816</text:p>
          </table:table-cell>
          <table:table-cell table:formula="of:=[.L35]" office:value-type="float" office:value="42.8735632184">
            <text:p>42,8735632184</text:p>
          </table:table-cell>
          <table:table-cell/>
          <table:table-cell table:formula="of:=POWER(([.P51]+1)*5;3)" office:value-type="float" office:value="3375">
            <text:p>3375</text:p>
          </table:table-cell>
          <table:table-cell office:value-type="float" office:value="2">
            <text:p>2</text:p>
          </table:table-cell>
          <table:table-cell table:formula="of:=[.S5]" office:value-type="float" office:value="3.8737498095">
            <text:p>3,8737498095</text:p>
          </table:table-cell>
          <table:table-cell table:formula="of:=[.S25]" office:value-type="float" office:value="12.2669700952">
            <text:p>12,2669700952</text:p>
          </table:table-cell>
          <table:table-cell table:formula="of:=[.S15]" office:value-type="float" office:value="83.3333333333">
            <text:p>83,3333333333</text:p>
          </table:table-cell>
          <table:table-cell table:formula="of:=[.S35]" office:value-type="float" office:value="81.619047619">
            <text:p>81,619047619</text:p>
          </table:table-cell>
          <table:table-cell/>
          <table:table-cell table:formula="of:=POWER(([.W51]+1)*5;3)" office:value-type="float" office:value="3375">
            <text:p>3375</text:p>
          </table:table-cell>
          <table:table-cell office:value-type="float" office:value="2">
            <text:p>2</text:p>
          </table:table-cell>
          <table:table-cell table:formula="of:=[.Z5]" office:value-type="float" office:value="8.8505747126">
            <text:p>8,8505747126</text:p>
          </table:table-cell>
          <table:table-cell table:formula="of:=[.Z25]" office:value-type="float" office:value="13.3063063063">
            <text:p>13,3063063063</text:p>
          </table:table-cell>
          <table:table-cell table:formula="of:=[.Z15]" office:value-type="float" office:value="84.8965517241">
            <text:p>84,8965517241</text:p>
          </table:table-cell>
          <table:table-cell table:formula="of:=[.Z35]" office:value-type="float" office:value="88.5087719298">
            <text:p>88,5087719298</text:p>
          </table:table-cell>
          <table:table-cell table:number-columns-repeated="997"/>
        </table:table-row>
        <table:table-row table:style-name="ro3">
          <table:table-cell table:formula="of:=POWER(([.B52]+1)*5;3)"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E6]" office:value-type="float" office:value="38.1672129683">
            <text:p>38,1672129683</text:p>
          </table:table-cell>
          <table:table-cell table:formula="of:=[.E26]" office:value-type="float" office:value="26.7075598889">
            <text:p>26,7075598889</text:p>
          </table:table-cell>
          <table:table-cell table:formula="of:=[.E16]" office:value-type="float" office:value="22.4761904762">
            <text:p>22,4761904762</text:p>
          </table:table-cell>
          <table:table-cell table:formula="of:=[.E36]" office:value-type="float" office:value="39.9841269841">
            <text:p>39,9841269841</text:p>
          </table:table-cell>
          <table:table-cell/>
          <table:table-cell table:formula="of:=POWER(([.I52]+1)*5;3)"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L6]" office:value-type="float" office:value="50.5517241379">
            <text:p>50,5517241379</text:p>
          </table:table-cell>
          <table:table-cell table:formula="of:=[.L26]" office:value-type="float" office:value="22.3218390805">
            <text:p>22,3218390805</text:p>
          </table:table-cell>
          <table:table-cell table:formula="of:=[.L16]" office:value-type="float" office:value="32.8275862069">
            <text:p>32,8275862069</text:p>
          </table:table-cell>
          <table:table-cell table:formula="of:=[.L36]" office:value-type="float" office:value="40.8735632184">
            <text:p>40,8735632184</text:p>
          </table:table-cell>
          <table:table-cell/>
          <table:table-cell table:formula="of:=POWER(([.P52]+1)*5;3)"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S6]" office:value-type="float" office:value="3.523347254">
            <text:p>3,523347254</text:p>
          </table:table-cell>
          <table:table-cell table:formula="of:=[.S26]" office:value-type="float" office:value="12.0506053016">
            <text:p>12,0506053016</text:p>
          </table:table-cell>
          <table:table-cell table:formula="of:=[.S16]" office:value-type="float" office:value="85.8571428571">
            <text:p>85,8571428571</text:p>
          </table:table-cell>
          <table:table-cell table:formula="of:=[.S36]" office:value-type="float" office:value="82.2857142857">
            <text:p>82,2857142857</text:p>
          </table:table-cell>
          <table:table-cell/>
          <table:table-cell table:formula="of:=POWER(([.W52]+1)*5;3)" office:value-type="float" office:value="8000">
            <text:p>8000</text:p>
          </table:table-cell>
          <table:table-cell office:value-type="float" office:value="3">
            <text:p>3</text:p>
          </table:table-cell>
          <table:table-cell table:formula="of:=[.Z6]" office:value-type="float" office:value="8.9885057471">
            <text:p>8,9885057471</text:p>
          </table:table-cell>
          <table:table-cell table:formula="of:=[.Z26]" office:value-type="float" office:value="13.2368421053">
            <text:p>13,2368421053</text:p>
          </table:table-cell>
          <table:table-cell table:formula="of:=[.Z16]" office:value-type="float" office:value="92.6091954023">
            <text:p>92,6091954023</text:p>
          </table:table-cell>
          <table:table-cell table:formula="of:=[.Z36]" office:value-type="float" office:value="90.4409448819">
            <text:p>90,4409448819</text:p>
          </table:table-cell>
          <table:table-cell table:number-columns-repeated="997"/>
        </table:table-row>
        <table:table-row table:style-name="ro3">
          <table:table-cell table:formula="of:=POWER(([.B53]+1)*5;3)" office:value-type="float" office:value="15625">
            <text:p>15625</text:p>
          </table:table-cell>
          <table:table-cell office:value-type="float" office:value="4">
            <text:p>4</text:p>
          </table:table-cell>
          <table:table-cell table:formula="of:=[.E7]" office:value-type="float" office:value="39.8393275873">
            <text:p>39,8393275873</text:p>
          </table:table-cell>
          <table:table-cell table:formula="of:=[.E27]" office:value-type="float" office:value="26.7001230476">
            <text:p>26,7001230476</text:p>
          </table:table-cell>
          <table:table-cell table:formula="of:=[.E17]" office:value-type="float" office:value="21.8253968254">
            <text:p>21,8253968254</text:p>
          </table:table-cell>
          <table:table-cell table:formula="of:=[.E37]" office:value-type="float" office:value="39.3174603175">
            <text:p>39,3174603175</text:p>
          </table:table-cell>
          <table:table-cell/>
          <table:table-cell table:formula="of:=POWER(([.I53]+1)*5;3)" office:value-type="float" office:value="15625">
            <text:p>15625</text:p>
          </table:table-cell>
          <table:table-cell office:value-type="float" office:value="4">
            <text:p>4</text:p>
          </table:table-cell>
          <table:table-cell table:formula="of:=[.L7]" office:value-type="float" office:value="45.9310344828">
            <text:p>45,9310344828</text:p>
          </table:table-cell>
          <table:table-cell table:formula="of:=[.L27]" office:value-type="float" office:value="22.2873563218">
            <text:p>22,2873563218</text:p>
          </table:table-cell>
          <table:table-cell table:formula="of:=[.L17]" office:value-type="float" office:value="30.9195402299">
            <text:p>30,9195402299</text:p>
          </table:table-cell>
          <table:table-cell table:formula="of:=[.L37]" office:value-type="float" office:value="37.5632183908">
            <text:p>37,5632183908</text:p>
          </table:table-cell>
          <table:table-cell/>
          <table:table-cell table:formula="of:=POWER(([.P53]+1)*5;3)" office:value-type="float" office:value="15625">
            <text:p>15625</text:p>
          </table:table-cell>
          <table:table-cell office:value-type="float" office:value="4">
            <text:p>4</text:p>
          </table:table-cell>
          <table:table-cell table:formula="of:=[.S7]" office:value-type="float" office:value="3.5011062063">
            <text:p>3,5011062063</text:p>
          </table:table-cell>
          <table:table-cell table:formula="of:=[.S27]" office:value-type="float" office:value="11.9544650159">
            <text:p>11,9544650159</text:p>
          </table:table-cell>
          <table:table-cell table:formula="of:=[.S17]" office:value-type="float" office:value="84.8412698413">
            <text:p>84,8412698413</text:p>
          </table:table-cell>
          <table:table-cell table:formula="of:=[.S37]" office:value-type="float" office:value="82.2857142857">
            <text:p>82,2857142857</text:p>
          </table:table-cell>
          <table:table-cell/>
          <table:table-cell table:formula="of:=POWER(([.W53]+1)*5;3)" office:value-type="float" office:value="15625">
            <text:p>15625</text:p>
          </table:table-cell>
          <table:table-cell office:value-type="float" office:value="4">
            <text:p>4</text:p>
          </table:table-cell>
          <table:table-cell table:formula="of:=[.Z7]" office:value-type="float" office:value="8.5402298851">
            <text:p>8,5402298851</text:p>
          </table:table-cell>
          <table:table-cell table:formula="of:=[.Z27]" office:value-type="float" office:value="13.2459016393">
            <text:p>13,2459016393</text:p>
          </table:table-cell>
          <table:table-cell table:formula="of:=[.Z17]" office:value-type="float" office:value="95.4482758621">
            <text:p>95,4482758621</text:p>
          </table:table-cell>
          <table:table-cell table:formula="of:=[.Z37]" office:value-type="float" office:value="90.198630137">
            <text:p>90,198630137</text:p>
          </table:table-cell>
          <table:table-cell table:number-columns-repeated="997"/>
        </table:table-row>
        <table:table-row table:style-name="ro3">
          <table:table-cell table:formula="of:=POWER(([.B54]+1)*5;3)" office:value-type="float" office:value="27000">
            <text:p>27000</text:p>
          </table:table-cell>
          <table:table-cell office:value-type="float" office:value="5">
            <text:p>5</text:p>
          </table:table-cell>
          <table:table-cell table:formula="of:=[.E8]" office:value-type="float" office:value="44.0012023492">
            <text:p>44,0012023492</text:p>
          </table:table-cell>
          <table:table-cell table:formula="of:=[.E28]" office:value-type="float" office:value="31.3889145079">
            <text:p>31,3889145079</text:p>
          </table:table-cell>
          <table:table-cell table:formula="of:=[.E18]" office:value-type="float" office:value="21.7301587302">
            <text:p>21,7301587302</text:p>
          </table:table-cell>
          <table:table-cell table:formula="of:=[.E38]" office:value-type="float" office:value="40.8253968254">
            <text:p>40,8253968254</text:p>
          </table:table-cell>
          <table:table-cell/>
          <table:table-cell table:formula="of:=POWER(([.I54]+1)*5;3)" office:value-type="float" office:value="27000">
            <text:p>27000</text:p>
          </table:table-cell>
          <table:table-cell office:value-type="float" office:value="5">
            <text:p>5</text:p>
          </table:table-cell>
          <table:table-cell table:formula="of:=[.L8]" office:value-type="float" office:value="49.4827586207">
            <text:p>49,4827586207</text:p>
          </table:table-cell>
          <table:table-cell table:formula="of:=[.L28]" office:value-type="float" office:value="22.5287356322">
            <text:p>22,5287356322</text:p>
          </table:table-cell>
          <table:table-cell table:formula="of:=[.L18]" office:value-type="float" office:value="26.7586206897">
            <text:p>26,7586206897</text:p>
          </table:table-cell>
          <table:table-cell table:formula="of:=[.L38]" office:value-type="float" office:value="35.3448275862">
            <text:p>35,3448275862</text:p>
          </table:table-cell>
          <table:table-cell/>
          <table:table-cell table:formula="of:=POWER(([.P54]+1)*5;3)" office:value-type="float" office:value="27000">
            <text:p>27000</text:p>
          </table:table-cell>
          <table:table-cell office:value-type="float" office:value="5">
            <text:p>5</text:p>
          </table:table-cell>
          <table:table-cell table:formula="of:=[.S8]" office:value-type="float" office:value="3.2271075714">
            <text:p>3,2271075714</text:p>
          </table:table-cell>
          <table:table-cell table:formula="of:=[.S28]" office:value-type="float" office:value="12.512745619">
            <text:p>12,512745619</text:p>
          </table:table-cell>
          <table:table-cell table:formula="of:=[.S18]" office:value-type="float" office:value="85.8253968254">
            <text:p>85,8253968254</text:p>
          </table:table-cell>
          <table:table-cell table:formula="of:=[.S38]" office:value-type="float" office:value="83.7142857143">
            <text:p>83,7142857143</text:p>
          </table:table-cell>
          <table:table-cell/>
          <table:table-cell table:formula="of:=POWER(([.W54]+1)*5;3)" office:value-type="float" office:value="27000">
            <text:p>27000</text:p>
          </table:table-cell>
          <table:table-cell office:value-type="float" office:value="5">
            <text:p>5</text:p>
          </table:table-cell>
          <table:table-cell table:formula="of:=[.Z8]" office:value-type="float" office:value="7.5402298851">
            <text:p>7,5402298851</text:p>
          </table:table-cell>
          <table:table-cell table:formula="of:=[.Z28]" office:value-type="float" office:value="13.2366412214">
            <text:p>13,2366412214</text:p>
          </table:table-cell>
          <table:table-cell table:formula="of:=[.Z18]" office:value-type="float" office:value="95.816091954">
            <text:p>95,816091954</text:p>
          </table:table-cell>
          <table:table-cell table:formula="of:=[.Z38]" office:value-type="float" office:value="89.3550295858">
            <text:p>89,3550295858</text:p>
          </table:table-cell>
          <table:table-cell table:number-columns-repeated="997"/>
        </table:table-row>
        <table:table-row table:style-name="ro3">
          <table:table-cell table:formula="of:=POWER(([.B55]+1)*5;3)" office:value-type="float" office:value="42875">
            <text:p>42875</text:p>
          </table:table-cell>
          <table:table-cell office:value-type="float" office:value="6">
            <text:p>6</text:p>
          </table:table-cell>
          <table:table-cell table:formula="of:=[.E9]" office:value-type="float" office:value="49.4046143968">
            <text:p>49,4046143968</text:p>
          </table:table-cell>
          <table:table-cell table:formula="of:=[.E29]" office:value-type="float" office:value="31.0354256349">
            <text:p>31,0354256349</text:p>
          </table:table-cell>
          <table:table-cell table:formula="of:=[.E19]" office:value-type="float" office:value="25.3333333333">
            <text:p>25,3333333333</text:p>
          </table:table-cell>
          <table:table-cell table:formula="of:=[.E39]" office:value-type="float" office:value="40.8571428571">
            <text:p>40,8571428571</text:p>
          </table:table-cell>
          <table:table-cell/>
          <table:table-cell table:formula="of:=POWER(([.I55]+1)*5;3)" office:value-type="float" office:value="42875">
            <text:p>42875</text:p>
          </table:table-cell>
          <table:table-cell office:value-type="float" office:value="6">
            <text:p>6</text:p>
          </table:table-cell>
          <table:table-cell table:formula="of:=[.L9]" office:value-type="float" office:value="54.275862069">
            <text:p>54,275862069</text:p>
          </table:table-cell>
          <table:table-cell table:formula="of:=[.L29]" office:value-type="float" office:value="22.5057471264">
            <text:p>22,5057471264</text:p>
          </table:table-cell>
          <table:table-cell table:formula="of:=[.L19]" office:value-type="float" office:value="24.3793103448">
            <text:p>24,3793103448</text:p>
          </table:table-cell>
          <table:table-cell table:formula="of:=[.L39]" office:value-type="float" office:value="33.2643678161">
            <text:p>33,2643678161</text:p>
          </table:table-cell>
          <table:table-cell/>
          <table:table-cell table:formula="of:=POWER(([.P55]+1)*5;3)" office:value-type="float" office:value="42875">
            <text:p>42875</text:p>
          </table:table-cell>
          <table:table-cell office:value-type="float" office:value="6">
            <text:p>6</text:p>
          </table:table-cell>
          <table:table-cell table:formula="of:=[.S9]" office:value-type="float" office:value="2.5802866667">
            <text:p>2,5802866667</text:p>
          </table:table-cell>
          <table:table-cell table:formula="of:=[.S29]" office:value-type="float" office:value="11.9012404603">
            <text:p>11,9012404603</text:p>
          </table:table-cell>
          <table:table-cell table:formula="of:=[.S19]" office:value-type="float" office:value="84.8095238095">
            <text:p>84,8095238095</text:p>
          </table:table-cell>
          <table:table-cell table:formula="of:=[.S39]" office:value-type="float" office:value="82.2857142857">
            <text:p>82,2857142857</text:p>
          </table:table-cell>
          <table:table-cell/>
          <table:table-cell table:formula="of:=POWER(([.W55]+1)*5;3)" office:value-type="float" office:value="42875">
            <text:p>42875</text:p>
          </table:table-cell>
          <table:table-cell office:value-type="float" office:value="6">
            <text:p>6</text:p>
          </table:table-cell>
          <table:table-cell table:formula="of:=[.Z9]" office:value-type="float" office:value="6.5977011494">
            <text:p>6,5977011494</text:p>
          </table:table-cell>
          <table:table-cell table:formula="of:=[.Z29]" office:value-type="float" office:value="13.9492753623">
            <text:p>13,9492753623</text:p>
          </table:table-cell>
          <table:table-cell table:formula="of:=[.Z19]" office:value-type="float" office:value="96.4252873563">
            <text:p>96,4252873563</text:p>
          </table:table-cell>
          <table:table-cell table:formula="of:=[.Z39]" office:value-type="float" office:value="90.2577319588">
            <text:p>90,2577319588</text:p>
          </table:table-cell>
          <table:table-cell table:number-columns-repeated="997"/>
        </table:table-row>
        <table:table-row table:style-name="ro3">
          <table:table-cell table:formula="of:=POWER(([.B56]+1)*5;3)" office:value-type="float" office:value="64000">
            <text:p>64000</text:p>
          </table:table-cell>
          <table:table-cell office:value-type="float" office:value="7">
            <text:p>7</text:p>
          </table:table-cell>
          <table:table-cell table:formula="of:=[.E10]" office:value-type="float" office:value="51.8224756032">
            <text:p>51,8224756032</text:p>
          </table:table-cell>
          <table:table-cell table:formula="of:=[.E30]" office:value-type="float" office:value="29.6170430952">
            <text:p>29,6170430952</text:p>
          </table:table-cell>
          <table:table-cell table:formula="of:=[.E20]" office:value-type="float" office:value="20.7619047619">
            <text:p>20,7619047619</text:p>
          </table:table-cell>
          <table:table-cell table:formula="of:=[.E40]" office:value-type="float" office:value="41.9047619048">
            <text:p>41,9047619048</text:p>
          </table:table-cell>
          <table:table-cell/>
          <table:table-cell table:formula="of:=POWER(([.I56]+1)*5;3)" office:value-type="float" office:value="64000">
            <text:p>64000</text:p>
          </table:table-cell>
          <table:table-cell office:value-type="float" office:value="7">
            <text:p>7</text:p>
          </table:table-cell>
          <table:table-cell table:formula="of:=[.L10]" office:value-type="float" office:value="56.6091954023">
            <text:p>56,6091954023</text:p>
          </table:table-cell>
          <table:table-cell table:formula="of:=[.L30]" office:value-type="float" office:value="21.4597701149">
            <text:p>21,4597701149</text:p>
          </table:table-cell>
          <table:table-cell table:formula="of:=[.L20]" office:value-type="float" office:value="22.3448275862">
            <text:p>22,3448275862</text:p>
          </table:table-cell>
          <table:table-cell table:formula="of:=[.L40]" office:value-type="float" office:value="32.2413793103">
            <text:p>32,2413793103</text:p>
          </table:table-cell>
          <table:table-cell/>
          <table:table-cell table:formula="of:=POWER(([.P56]+1)*5;3)" office:value-type="float" office:value="64000">
            <text:p>64000</text:p>
          </table:table-cell>
          <table:table-cell office:value-type="float" office:value="7">
            <text:p>7</text:p>
          </table:table-cell>
          <table:table-cell table:formula="of:=[.S10]" office:value-type="float" office:value="2.1990417778">
            <text:p>2,1990417778</text:p>
          </table:table-cell>
          <table:table-cell table:formula="of:=[.S30]" office:value-type="float" office:value="11.9764664762">
            <text:p>11,9764664762</text:p>
          </table:table-cell>
          <table:table-cell table:formula="of:=[.S20]" office:value-type="float" office:value="85.3333333333">
            <text:p>85,3333333333</text:p>
          </table:table-cell>
          <table:table-cell table:formula="of:=[.S40]" office:value-type="float" office:value="82.3333333333">
            <text:p>82,3333333333</text:p>
          </table:table-cell>
          <table:table-cell/>
          <table:table-cell table:formula="of:=POWER(([.W56]+1)*5;3)" office:value-type="float" office:value="64000">
            <text:p>64000</text:p>
          </table:table-cell>
          <table:table-cell office:value-type="float" office:value="7">
            <text:p>7</text:p>
          </table:table-cell>
          <table:table-cell table:formula="of:=[.Z10]" office:value-type="float" office:value="5.6666666667">
            <text:p>5,6666666667</text:p>
          </table:table-cell>
          <table:table-cell table:formula="of:=[.Z30]" office:value-type="float" office:value="13.8506493506">
            <text:p>13,8506493506</text:p>
          </table:table-cell>
          <table:table-cell table:formula="of:=[.Z20]" office:value-type="float" office:value="93.9540229885">
            <text:p>93,9540229885</text:p>
          </table:table-cell>
          <table:table-cell table:formula="of:=[.Z40]" office:value-type="float" office:value="87.9836065574">
            <text:p>87,9836065574</text:p>
          </table:table-cell>
          <table:table-cell table:number-columns-repeated="997"/>
        </table:table-row>
        <table:table-row table:style-name="ro3">
          <table:table-cell table:formula="of:=POWER(([.B57]+1)*5;3)" office:value-type="float" office:value="91125">
            <text:p>91125</text:p>
          </table:table-cell>
          <table:table-cell office:value-type="float" office:value="8">
            <text:p>8</text:p>
          </table:table-cell>
          <table:table-cell table:formula="of:=[.E11]" office:value-type="float" office:value="63.8930511905">
            <text:p>63,8930511905</text:p>
          </table:table-cell>
          <table:table-cell table:formula="of:=[.E31]" office:value-type="float" office:value="32.0094446032">
            <text:p>32,0094446032</text:p>
          </table:table-cell>
          <table:table-cell table:formula="of:=[.E21]" office:value-type="float" office:value="30.2222222222">
            <text:p>30,2222222222</text:p>
          </table:table-cell>
          <table:table-cell table:formula="of:=[.E41]" office:value-type="float" office:value="41.1746031746">
            <text:p>41,1746031746</text:p>
          </table:table-cell>
          <table:table-cell/>
          <table:table-cell table:formula="of:=POWER(([.I57]+1)*5;3)" office:value-type="float" office:value="91125">
            <text:p>91125</text:p>
          </table:table-cell>
          <table:table-cell office:value-type="float" office:value="8">
            <text:p>8</text:p>
          </table:table-cell>
          <table:table-cell table:formula="of:=[.L11]" office:value-type="float" office:value="64.183908046">
            <text:p>64,183908046</text:p>
          </table:table-cell>
          <table:table-cell table:formula="of:=[.L31]" office:value-type="float" office:value="20.9195402299">
            <text:p>20,9195402299</text:p>
          </table:table-cell>
          <table:table-cell table:formula="of:=[.L21]" office:value-type="float" office:value="26.4367816092">
            <text:p>26,4367816092</text:p>
          </table:table-cell>
          <table:table-cell table:formula="of:=[.L41]" office:value-type="float" office:value="31.6896551724">
            <text:p>31,6896551724</text:p>
          </table:table-cell>
          <table:table-cell/>
          <table:table-cell table:formula="of:=POWER(([.P57]+1)*5;3)" office:value-type="float" office:value="91125">
            <text:p>91125</text:p>
          </table:table-cell>
          <table:table-cell office:value-type="float" office:value="8">
            <text:p>8</text:p>
          </table:table-cell>
          <table:table-cell table:formula="of:=[.S11]" office:value-type="float" office:value="2.6785637273">
            <text:p>2,6785637273</text:p>
          </table:table-cell>
          <table:table-cell table:formula="of:=[.S31]" office:value-type="float" office:value="11.8454601746">
            <text:p>11,8454601746</text:p>
          </table:table-cell>
          <table:table-cell table:formula="of:=[.S21]" office:value-type="float" office:value="50.5333333333">
            <text:p>50,5333333333</text:p>
          </table:table-cell>
          <table:table-cell table:formula="of:=[.S41]" office:value-type="float" office:value="82.8888888889">
            <text:p>82,8888888889</text:p>
          </table:table-cell>
          <table:table-cell/>
          <table:table-cell table:formula="of:=POWER(([.W57]+1)*5;3)" office:value-type="float" office:value="91125">
            <text:p>91125</text:p>
          </table:table-cell>
          <table:table-cell office:value-type="float" office:value="8">
            <text:p>8</text:p>
          </table:table-cell>
          <table:table-cell table:formula="of:=[.Z11]" office:value-type="float" office:value="4.9770114943">
            <text:p>4,9770114943</text:p>
          </table:table-cell>
          <table:table-cell table:formula="of:=[.Z31]" office:value-type="float" office:value="13.8176100629">
            <text:p>13,8176100629</text:p>
          </table:table-cell>
          <table:table-cell table:formula="of:=[.Z21]" office:value-type="float" office:value="96.5517241379">
            <text:p>96,5517241379</text:p>
          </table:table-cell>
          <table:table-cell table:formula="of:=[.Z41]" office:value-type="float" office:value="87.6015936255">
            <text:p>87,6015936255</text:p>
          </table:table-cell>
          <table:table-cell table:number-columns-repeated="997"/>
        </table:table-row>
        <table:table-row table:style-name="ro3">
          <table:table-cell table:formula="of:=POWER(([.B58]+1)*5;3)" office:value-type="float" office:value="125000">
            <text:p>125000</text:p>
          </table:table-cell>
          <table:table-cell office:value-type="float" office:value="9">
            <text:p>9</text:p>
          </table:table-cell>
          <table:table-cell table:formula="of:=[.E12]" office:value-type="float" office:value="63.8488629841">
            <text:p>63,8488629841</text:p>
          </table:table-cell>
          <table:table-cell table:formula="of:=[.E32]" office:value-type="float" office:value="33.766506746">
            <text:p>33,766506746</text:p>
          </table:table-cell>
          <table:table-cell table:formula="of:=[.E22]" office:value-type="float" office:value="44.0158730159">
            <text:p>44,0158730159</text:p>
          </table:table-cell>
          <table:table-cell table:formula="of:=[.E42]" office:value-type="float" office:value="40.9841269841">
            <text:p>40,9841269841</text:p>
          </table:table-cell>
          <table:table-cell/>
          <table:table-cell table:formula="of:=POWER(([.I58]+1)*5;3)" office:value-type="float" office:value="125000">
            <text:p>125000</text:p>
          </table:table-cell>
          <table:table-cell office:value-type="float" office:value="9">
            <text:p>9</text:p>
          </table:table-cell>
          <table:table-cell table:formula="of:=[.L12]" office:value-type="float" office:value="65.3448275862">
            <text:p>65,3448275862</text:p>
          </table:table-cell>
          <table:table-cell table:formula="of:=[.L32]" office:value-type="float" office:value="20.6896551724">
            <text:p>20,6896551724</text:p>
          </table:table-cell>
          <table:table-cell table:formula="of:=[.L22]" office:value-type="float" office:value="24.6436781609">
            <text:p>24,6436781609</text:p>
          </table:table-cell>
          <table:table-cell table:formula="of:=[.L42]" office:value-type="float" office:value="32.2528735632">
            <text:p>32,2528735632</text:p>
          </table:table-cell>
          <table:table-cell/>
          <table:table-cell table:formula="of:=POWER(([.P58]+1)*5;3)" office:value-type="float" office:value="125000">
            <text:p>125000</text:p>
          </table:table-cell>
          <table:table-cell office:value-type="float" office:value="9">
            <text:p>9</text:p>
          </table:table-cell>
          <table:table-cell table:formula="of:=[.S12]" office:value-type="float" office:value="2.2039632727">
            <text:p>2,2039632727</text:p>
          </table:table-cell>
          <table:table-cell table:formula="of:=[.S32]" office:value-type="float" office:value="12.1168851905">
            <text:p>12,1168851905</text:p>
          </table:table-cell>
          <table:table-cell table:formula="of:=[.S22]" office:value-type="float" office:value="55.8">
            <text:p>55,8</text:p>
          </table:table-cell>
          <table:table-cell table:formula="of:=[.S42]" office:value-type="float" office:value="84.0317460317">
            <text:p>84,0317460317</text:p>
          </table:table-cell>
          <table:table-cell/>
          <table:table-cell table:formula="of:=POWER(([.W58]+1)*5;3)" office:value-type="float" office:value="125000">
            <text:p>125000</text:p>
          </table:table-cell>
          <table:table-cell office:value-type="float" office:value="9">
            <text:p>9</text:p>
          </table:table-cell>
          <table:table-cell table:formula="of:=[.Z12]" office:value-type="float" office:value="4.4942528736">
            <text:p>4,4942528736</text:p>
          </table:table-cell>
          <table:table-cell table:formula="of:=[.Z32]" office:value-type="float" office:value="14.2101910828">
            <text:p>14,2101910828</text:p>
          </table:table-cell>
          <table:table-cell table:formula="of:=[.Z22]" office:value-type="float" office:value="96.6206896552">
            <text:p>96,6206896552</text:p>
          </table:table-cell>
          <table:table-cell table:formula="of:=[.Z42]" office:value-type="float" office:value="87.6777251185">
            <text:p>87,6777251185</text:p>
          </table:table-cell>
          <table:table-cell table:number-columns-repeated="997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" table:style-name="ta1">
        <table:table-column table:style-name="co6" table:default-cell-style-name="ce2"/>
        <table:table-column table:style-name="co13" table:number-columns-repeated="1023" table:default-cell-style-name="ce2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Graphs.J21" table:end-x="0.837cm" table:end-y="0.018cm" draw:z-index="0" draw:style-name="gr1" draw:text-style-name="P1" svg:width="15.999cm" svg:height="8.999cm" svg:x="0.021cm" svg:y="0.402cm">
              <draw:object draw:notify-on-update-of-ranges="Tables.C49:Tables.C58 Tables.A49:Tables.A58 Tables.D49:Tables.D58 Tables.A49:Tables.A58 Tables.J47:Tables.J48 Tables.J49:Tables.J58 Tables.H49:Tables.H58 Tables.K49:Tables.K58 Tables.H49:Tables.H5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Graphs.T21" table:end-x="0.849cm" table:end-y="0.033cm" draw:z-index="2" draw:style-name="gr1" draw:text-style-name="P1" svg:width="15.995cm" svg:height="8.987cm" svg:x="0.037cm" svg:y="0.429cm">
              <draw:object draw:notify-on-update-of-ranges="Tables.O48:Tables.O48 Tables.O49:Tables.O58 Tables.Q49:Tables.Q58 Tables.R49:Tables.R58 Tables.X49:Tables.X58 Tables.Y49:Tables.Y5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2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1"/>
          <table:table-cell>
            <draw:frame table:end-cell-address="Graphs.T42" table:end-x="0.849cm" table:end-y="0.065cm" draw:z-index="3" draw:style-name="gr1" draw:text-style-name="P1" svg:width="15.999cm" svg:height="8.999cm" svg:x="0.033cm" svg:y="0.448cm">
              <draw:object draw:notify-on-update-of-ranges="Tables.O48:Tables.O48 Tables.O49:Tables.O58 Tables.S49:Tables.S58 Tables.T49:Tables.T58 Tables.Z49:Tables.Z58 Tables.AA49:Tables.AA5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/>
          <table:table-cell>
            <draw:frame table:end-cell-address="Graphs.J42" table:end-x="0.822cm" table:end-y="0.184cm" draw:z-index="1" draw:style-name="gr1" draw:text-style-name="P1" svg:width="15.999cm" svg:height="8.999cm" svg:x="0.006cm" svg:y="0.073cm">
              <draw:object draw:notify-on-update-of-ranges="Tables.A48:Tables.A48 Tables.A49:Tables.A58 Tables.E49:Tables.E58 Tables.F49:Tables.F58 Tables.L49:Tables.L58 Tables.M49:Tables.M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12-04-2018</text:date>, <text:time>15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nders Munkgaard</meta:initial-creator>
    <dc:creator>Anders Munkgaard</dc:creator>
    <meta:creation-date>2018-03-15T11:22:25Z</meta:creation-date>
    <dc:date>2018-04-12T15:16:36.45</dc:date>
    <meta:editing-cycles>4</meta:editing-cycles>
    <meta:editing-duration>PT56M42S</meta:editing-duration>
    <meta:document-statistic meta:table-count="2" meta:cell-count="9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Cube CPU Load</text:p>
        </chart:title>
        <chart:legend chart:legend-position="end" svg:x="10.872cm" svg:y="3.402cm" style:legend-expansion="high" chart:style-name="ch3"/>
        <chart:plot-area chart:style-name="ch4" table:cell-range-address="Tables.A49:Tables.A58 Tables.C47:Tables.C58 Tables.D48:Tables.D58 Tables.J47:Tables.J58 Tables.K48:Tables.K58" chart:data-source-has-labels="row" svg:x="1.358cm" svg:y="1.635cm" svg:width="8.874cm" svg:height="6.177cm">
          <chartooo:coordinate-region svg:x="1.979cm" svg:y="1.847cm" svg:width="7.696cm" svg:height="5.292cm"/>
          <chart:axis chart:dimension="x" chart:name="primary-x" chart:style-name="ch5">
            <chart:title svg:x="5.116cm" svg:y="7.993cm" chart:style-name="ch6">
              <text:p># Cubes</text:p>
            </chart:title>
          </chart:axis>
          <chart:axis chart:dimension="y" chart:name="primary-y" chart:style-name="ch5">
            <chart:title svg:x="0.451cm" svg:y="5.336cm" chart:style-name="ch7">
              <text:p>% Load</text:p>
            </chart:title>
            <chart:grid chart:style-name="ch8" chart:class="major"/>
          </chart:axis>
          <chart:series chart:style-name="ch9" chart:values-cell-range-address="Tables.C49:Tables.C58" chart:label-cell-address="Tables.C47:Tables.C47 Tables.C48:Tables.C48" chart:class="chart:scatter">
            <chart:domain table:cell-range-address="Tables.A49:Tables.A58"/>
            <chart:data-point chart:repeated="10"/>
          </chart:series>
          <chart:series chart:style-name="ch10" chart:values-cell-range-address="Tables.D49:Tables.D58" chart:label-cell-address="Tables.C47:Tables.C47 Tables.D48:Tables.D48" chart:class="chart:scatter">
            <chart:data-point chart:repeated="10"/>
          </chart:series>
          <chart:series chart:style-name="ch11" chart:values-cell-range-address="Tables.J49:Tables.J58" chart:label-cell-address="Tables.J47:Tables.J48" chart:class="chart:scatter">
            <chart:domain table:cell-range-address="Tables.H49:Tables.H58"/>
            <chart:data-point chart:repeated="10"/>
          </chart:series>
          <chart:series chart:style-name="ch12" chart:values-cell-range-address="Tables.K49:Tables.K58" chart:label-cell-address="Tables.J47:Tables.J47 Tables.K48:Tables.K48" chart:class="chart:scatter">
            <chart:domain table:cell-range-address="Tables.H49:Tables.H58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D Cube CPU D3D12</text:p>
                <text:list>
                  <text:list-item>
                    <text:p>AMD Cube</text:p>
                  </text:list-item>
                  <text:list-item>
                    <text:p>CPU D3D12</text:p>
                  </text:list-item>
                </text:list>
                <draw:g>
                  <svg:desc>Tables.C47:Tables.C47 Tables.C48:Tables.C48</svg:desc>
                </draw:g>
              </table:table-cell>
              <table:table-cell office:value-type="string">
                <text:p>AMD Cube CPU Vulkan</text:p>
                <text:list>
                  <text:list-item>
                    <text:p>AMD Cube</text:p>
                  </text:list-item>
                  <text:list-item>
                    <text:p>CPU Vulkan</text:p>
                  </text:list-item>
                </text:list>
                <draw:g>
                  <svg:desc>Tables.C47:Tables.C47 Tables.D48:Tables.D4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idia Cube CPU D3D12</text:p>
                <text:list>
                  <text:list-item>
                    <text:p>Nvidia Cube</text:p>
                  </text:list-item>
                  <text:list-item>
                    <text:p>CPU D3D12</text:p>
                  </text:list-item>
                </text:list>
                <draw:g>
                  <svg:desc>Tables.J47:Tables.J4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vidia Cube CPU Vulkan</text:p>
                <text:list>
                  <text:list-item>
                    <text:p>Nvidia Cube</text:p>
                  </text:list-item>
                  <text:list-item>
                    <text:p>CPU Vulkan</text:p>
                  </text:list-item>
                </text:list>
                <draw:g>
                  <svg:desc>Tables.J47:Tables.J47 Tables.K48:Tables.K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Tables.A49:Tables.A58</svg:desc>
                </draw:g>
              </table:table-cell>
              <table:table-cell office:value-type="float" office:value="42.3174725556">
                <text:p>42.3174725556</text:p>
                <draw:g>
                  <svg:desc>Tables.C49:Tables.C58</svg:desc>
                </draw:g>
              </table:table-cell>
              <table:table-cell office:value-type="float" office:value="24.4069068095">
                <text:p>24.4069068095</text:p>
                <draw:g>
                  <svg:desc>Tables.D49:Tables.D58</svg:desc>
                </draw:g>
              </table:table-cell>
              <table:table-cell office:value-type="float" office:value="125">
                <text:p>125</text:p>
                <draw:g>
                  <svg:desc>Tables.H49:Tables.H58</svg:desc>
                </draw:g>
              </table:table-cell>
              <table:table-cell office:value-type="float" office:value="43.5517241379">
                <text:p>43.5517241379</text:p>
                <draw:g>
                  <svg:desc>Tables.J49:Tables.J58</svg:desc>
                </draw:g>
              </table:table-cell>
              <table:table-cell office:value-type="float" office:value="125">
                <text:p>125</text:p>
                <draw:g>
                  <svg:desc>Tables.H49:Tables.H58</svg:desc>
                </draw:g>
              </table:table-cell>
              <table:table-cell office:value-type="float" office:value="27.6206896552">
                <text:p>27.6206896552</text:p>
                <draw:g>
                  <svg:desc>Tables.K49:Tables.K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3.962721873">
                <text:p>43.962721873</text:p>
              </table:table-cell>
              <table:table-cell office:value-type="float" office:value="24.8532195714">
                <text:p>24.8532195714</text:p>
              </table:table-cell>
              <table:table-cell office:value-type="float" office:value="1000">
                <text:p>1000</text:p>
              </table:table-cell>
              <table:table-cell office:value-type="float" office:value="46.8965517241">
                <text:p>46.8965517241</text:p>
              </table:table-cell>
              <table:table-cell office:value-type="float" office:value="1000">
                <text:p>1000</text:p>
              </table:table-cell>
              <table:table-cell office:value-type="float" office:value="25.4137931034">
                <text:p>25.4137931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5">
                <text:p>3375</text:p>
              </table:table-cell>
              <table:table-cell office:value-type="float" office:value="39.3900194444">
                <text:p>39.3900194444</text:p>
              </table:table-cell>
              <table:table-cell office:value-type="float" office:value="25.2841007143">
                <text:p>25.2841007143</text:p>
              </table:table-cell>
              <table:table-cell office:value-type="float" office:value="3375">
                <text:p>3375</text:p>
              </table:table-cell>
              <table:table-cell office:value-type="float" office:value="51.5402298851">
                <text:p>51.5402298851</text:p>
              </table:table-cell>
              <table:table-cell office:value-type="float" office:value="3375">
                <text:p>3375</text:p>
              </table:table-cell>
              <table:table-cell office:value-type="float" office:value="23.3908045977">
                <text:p>23.3908045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38.1672129683">
                <text:p>38.1672129683</text:p>
              </table:table-cell>
              <table:table-cell office:value-type="float" office:value="26.7075598889">
                <text:p>26.7075598889</text:p>
              </table:table-cell>
              <table:table-cell office:value-type="float" office:value="8000">
                <text:p>8000</text:p>
              </table:table-cell>
              <table:table-cell office:value-type="float" office:value="50.5517241379">
                <text:p>50.5517241379</text:p>
              </table:table-cell>
              <table:table-cell office:value-type="float" office:value="8000">
                <text:p>8000</text:p>
              </table:table-cell>
              <table:table-cell office:value-type="float" office:value="22.3218390805">
                <text:p>22.3218390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25">
                <text:p>15625</text:p>
              </table:table-cell>
              <table:table-cell office:value-type="float" office:value="39.8393275873">
                <text:p>39.8393275873</text:p>
              </table:table-cell>
              <table:table-cell office:value-type="float" office:value="26.7001230476">
                <text:p>26.7001230476</text:p>
              </table:table-cell>
              <table:table-cell office:value-type="float" office:value="15625">
                <text:p>15625</text:p>
              </table:table-cell>
              <table:table-cell office:value-type="float" office:value="45.9310344828">
                <text:p>45.9310344828</text:p>
              </table:table-cell>
              <table:table-cell office:value-type="float" office:value="15625">
                <text:p>15625</text:p>
              </table:table-cell>
              <table:table-cell office:value-type="float" office:value="22.2873563218">
                <text:p>22.2873563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00">
                <text:p>27000</text:p>
              </table:table-cell>
              <table:table-cell office:value-type="float" office:value="44.0012023492">
                <text:p>44.0012023492</text:p>
              </table:table-cell>
              <table:table-cell office:value-type="float" office:value="31.3889145079">
                <text:p>31.3889145079</text:p>
              </table:table-cell>
              <table:table-cell office:value-type="float" office:value="27000">
                <text:p>27000</text:p>
              </table:table-cell>
              <table:table-cell office:value-type="float" office:value="49.4827586207">
                <text:p>49.4827586207</text:p>
              </table:table-cell>
              <table:table-cell office:value-type="float" office:value="27000">
                <text:p>27000</text:p>
              </table:table-cell>
              <table:table-cell office:value-type="float" office:value="22.5287356322">
                <text:p>22.5287356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75">
                <text:p>42875</text:p>
              </table:table-cell>
              <table:table-cell office:value-type="float" office:value="49.4046143968">
                <text:p>49.4046143968</text:p>
              </table:table-cell>
              <table:table-cell office:value-type="float" office:value="31.0354256349">
                <text:p>31.0354256349</text:p>
              </table:table-cell>
              <table:table-cell office:value-type="float" office:value="42875">
                <text:p>42875</text:p>
              </table:table-cell>
              <table:table-cell office:value-type="float" office:value="54.275862069">
                <text:p>54.275862069</text:p>
              </table:table-cell>
              <table:table-cell office:value-type="float" office:value="42875">
                <text:p>42875</text:p>
              </table:table-cell>
              <table:table-cell office:value-type="float" office:value="22.5057471264">
                <text:p>22.5057471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51.8224756032">
                <text:p>51.8224756032</text:p>
              </table:table-cell>
              <table:table-cell office:value-type="float" office:value="29.6170430952">
                <text:p>29.6170430952</text:p>
              </table:table-cell>
              <table:table-cell office:value-type="float" office:value="64000">
                <text:p>64000</text:p>
              </table:table-cell>
              <table:table-cell office:value-type="float" office:value="56.6091954023">
                <text:p>56.6091954023</text:p>
              </table:table-cell>
              <table:table-cell office:value-type="float" office:value="64000">
                <text:p>64000</text:p>
              </table:table-cell>
              <table:table-cell office:value-type="float" office:value="21.4597701149">
                <text:p>21.4597701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125">
                <text:p>91125</text:p>
              </table:table-cell>
              <table:table-cell office:value-type="float" office:value="63.8930511905">
                <text:p>63.8930511905</text:p>
              </table:table-cell>
              <table:table-cell office:value-type="float" office:value="32.0094446032">
                <text:p>32.0094446032</text:p>
              </table:table-cell>
              <table:table-cell office:value-type="float" office:value="91125">
                <text:p>91125</text:p>
              </table:table-cell>
              <table:table-cell office:value-type="float" office:value="64.183908046">
                <text:p>64.183908046</text:p>
              </table:table-cell>
              <table:table-cell office:value-type="float" office:value="91125">
                <text:p>91125</text:p>
              </table:table-cell>
              <table:table-cell office:value-type="float" office:value="20.9195402299">
                <text:p>20.9195402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00">
                <text:p>125000</text:p>
              </table:table-cell>
              <table:table-cell office:value-type="float" office:value="63.8488629841">
                <text:p>63.8488629841</text:p>
              </table:table-cell>
              <table:table-cell office:value-type="float" office:value="33.766506746">
                <text:p>33.766506746</text:p>
              </table:table-cell>
              <table:table-cell office:value-type="float" office:value="125000">
                <text:p>125000</text:p>
              </table:table-cell>
              <table:table-cell office:value-type="float" office:value="65.3448275862">
                <text:p>65.3448275862</text:p>
              </table:table-cell>
              <table:table-cell office:value-type="float" office:value="125000">
                <text:p>125000</text:p>
              </table:table-cell>
              <table:table-cell office:value-type="float" office:value="20.6896551724">
                <text:p>20.6896551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Cube GPU Load</text:p>
        </chart:title>
        <chart:legend chart:legend-position="end" svg:x="10.846cm" svg:y="3.402cm" style:legend-expansion="high" chart:style-name="ch3"/>
        <chart:plot-area chart:style-name="ch4" table:cell-range-address="Tables.A48:Tables.A58 Tables.C47:Tables.C47 Tables.E48:Tables.F58 Tables.J47:Tables.J47 Tables.L48:Tables.M58" chart:data-source-has-labels="both" svg:x="1.358cm" svg:y="1.635cm" svg:width="8.848cm" svg:height="6.177cm">
          <chartooo:coordinate-region svg:x="1.979cm" svg:y="1.847cm" svg:width="7.67cm" svg:height="5.292cm"/>
          <chart:axis chart:dimension="x" chart:name="primary-x" chart:style-name="ch5" chartooo:axis-type="auto">
            <chart:title svg:x="5.103cm" svg:y="7.993cm" chart:style-name="ch6">
              <text:p># Cubes</text:p>
            </chart:title>
            <chart:categories table:cell-range-address="Tables.A49:Tables.A58"/>
          </chart:axis>
          <chart:axis chart:dimension="y" chart:name="primary-y" chart:style-name="ch5">
            <chart:title svg:x="0.451cm" svg:y="5.336cm" chart:style-name="ch7">
              <text:p>% Load</text:p>
            </chart:title>
            <chart:grid chart:style-name="ch8" chart:class="major"/>
          </chart:axis>
          <chart:series chart:style-name="ch9" chart:values-cell-range-address="Tables.E49:Tables.E58" chart:label-cell-address="Tables.C47:Tables.C47 Tables.E48:Tables.E48" chart:class="chart:scatter">
            <chart:domain table:cell-range-address="Tables.A49:Tables.A58"/>
            <chart:data-point chart:repeated="10"/>
          </chart:series>
          <chart:series chart:style-name="ch10" chart:values-cell-range-address="Tables.F49:Tables.F58" chart:label-cell-address="Tables.C47:Tables.C47 Tables.F48:Tables.F48" chart:class="chart:scatter">
            <chart:data-point chart:repeated="10"/>
          </chart:series>
          <chart:series chart:style-name="ch11" chart:values-cell-range-address="Tables.L49:Tables.L58" chart:label-cell-address="Tables.J47:Tables.J47 Tables.L48:Tables.L48" chart:class="chart:scatter">
            <chart:data-point chart:repeated="10"/>
          </chart:series>
          <chart:series chart:style-name="ch12" chart:values-cell-range-address="Tables.M49:Tables.M58" chart:label-cell-address="Tables.J47:Tables.J47 Tables.M48:Tables.M4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Cube GPU D3D12</text:p>
                <text:list>
                  <text:list-item>
                    <text:p>AMD Cube</text:p>
                  </text:list-item>
                  <text:list-item>
                    <text:p>GPU D3D12</text:p>
                  </text:list-item>
                </text:list>
                <draw:g>
                  <svg:desc>Tables.C47:Tables.C47 Tables.E48:Tables.E48</svg:desc>
                </draw:g>
              </table:table-cell>
              <table:table-cell office:value-type="string">
                <text:p>AMD Cube GPU Vulkan</text:p>
                <text:list>
                  <text:list-item>
                    <text:p>AMD Cube</text:p>
                  </text:list-item>
                  <text:list-item>
                    <text:p>GPU Vulkan</text:p>
                  </text:list-item>
                </text:list>
                <draw:g>
                  <svg:desc>Tables.C47:Tables.C47 Tables.F48:Tables.F48</svg:desc>
                </draw:g>
              </table:table-cell>
              <table:table-cell office:value-type="string">
                <text:p>Nvidia Cube GPU D3D12</text:p>
                <text:list>
                  <text:list-item>
                    <text:p>Nvidia Cube</text:p>
                  </text:list-item>
                  <text:list-item>
                    <text:p>GPU D3D12</text:p>
                  </text:list-item>
                </text:list>
                <draw:g>
                  <svg:desc>Tables.J47:Tables.J47 Tables.L48:Tables.L48</svg:desc>
                </draw:g>
              </table:table-cell>
              <table:table-cell office:value-type="string">
                <text:p>Nvidia Cube GPU Vulkan</text:p>
                <text:list>
                  <text:list-item>
                    <text:p>Nvidia Cube</text:p>
                  </text:list-item>
                  <text:list-item>
                    <text:p>GPU Vulkan</text:p>
                  </text:list-item>
                </text:list>
                <draw:g>
                  <svg:desc>Tables.J47:Tables.J47 Tables.M48:Tables.M48</svg:desc>
                </draw:g>
              </table:table-cell>
            </table:table-row>
          </table:table-header-rows>
          <table:table-rows>
            <table:table-row>
              <table:table-cell office:value-type="float" office:value="125">
                <text:p>130</text:p>
                <draw:g>
                  <svg:desc>Tables.A49:Tables.A58</svg:desc>
                </draw:g>
              </table:table-cell>
              <table:table-cell office:value-type="float" office:value="32.2063492063">
                <text:p>32.2063492063</text:p>
                <draw:g>
                  <svg:desc>Tables.E49:Tables.E58</svg:desc>
                </draw:g>
              </table:table-cell>
              <table:table-cell office:value-type="float" office:value="51.8253968254">
                <text:p>51.8253968254</text:p>
                <draw:g>
                  <svg:desc>Tables.F49:Tables.F58</svg:desc>
                </draw:g>
              </table:table-cell>
              <table:table-cell office:value-type="float" office:value="32.3793103448">
                <text:p>32.3793103448</text:p>
                <draw:g>
                  <svg:desc>Tables.L49:Tables.L58</svg:desc>
                </draw:g>
              </table:table-cell>
              <table:table-cell office:value-type="float" office:value="47.275862069">
                <text:p>47.275862069</text:p>
                <draw:g>
                  <svg:desc>Tables.M49:Tables.M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8888888889">
                <text:p>30.8888888889</text:p>
              </table:table-cell>
              <table:table-cell office:value-type="float" office:value="51.8412698413">
                <text:p>51.8412698413</text:p>
              </table:table-cell>
              <table:table-cell office:value-type="float" office:value="34.7816091954">
                <text:p>34.7816091954</text:p>
              </table:table-cell>
              <table:table-cell office:value-type="float" office:value="49.091954023">
                <text:p>49.091954023</text:p>
              </table:table-cell>
            </table:table-row>
            <table:table-row>
              <table:table-cell office:value-type="float" office:value="3375">
                <text:p>3380</text:p>
              </table:table-cell>
              <table:table-cell office:value-type="float" office:value="26.7777777778">
                <text:p>26.7777777778</text:p>
              </table:table-cell>
              <table:table-cell office:value-type="float" office:value="45.9523809524">
                <text:p>45.9523809524</text:p>
              </table:table-cell>
              <table:table-cell office:value-type="float" office:value="34.1264367816">
                <text:p>34.1264367816</text:p>
              </table:table-cell>
              <table:table-cell office:value-type="float" office:value="42.8735632184">
                <text:p>42.873563218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2.4761904762">
                <text:p>22.4761904762</text:p>
              </table:table-cell>
              <table:table-cell office:value-type="float" office:value="39.9841269841">
                <text:p>39.9841269841</text:p>
              </table:table-cell>
              <table:table-cell office:value-type="float" office:value="32.8275862069">
                <text:p>32.8275862069</text:p>
              </table:table-cell>
              <table:table-cell office:value-type="float" office:value="40.8735632184">
                <text:p>40.8735632184</text:p>
              </table:table-cell>
            </table:table-row>
            <table:table-row>
              <table:table-cell office:value-type="float" office:value="15625">
                <text:p>15630</text:p>
              </table:table-cell>
              <table:table-cell office:value-type="float" office:value="21.8253968254">
                <text:p>21.8253968254</text:p>
              </table:table-cell>
              <table:table-cell office:value-type="float" office:value="39.3174603175">
                <text:p>39.3174603175</text:p>
              </table:table-cell>
              <table:table-cell office:value-type="float" office:value="30.9195402299">
                <text:p>30.9195402299</text:p>
              </table:table-cell>
              <table:table-cell office:value-type="float" office:value="37.5632183908">
                <text:p>37.563218390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1.7301587302">
                <text:p>21.7301587302</text:p>
              </table:table-cell>
              <table:table-cell office:value-type="float" office:value="40.8253968254">
                <text:p>40.8253968254</text:p>
              </table:table-cell>
              <table:table-cell office:value-type="float" office:value="26.7586206897">
                <text:p>26.7586206897</text:p>
              </table:table-cell>
              <table:table-cell office:value-type="float" office:value="35.3448275862">
                <text:p>35.3448275862</text:p>
              </table:table-cell>
            </table:table-row>
            <table:table-row>
              <table:table-cell office:value-type="float" office:value="42875">
                <text:p>42880</text:p>
              </table:table-cell>
              <table:table-cell office:value-type="float" office:value="25.3333333333">
                <text:p>25.3333333333</text:p>
              </table:table-cell>
              <table:table-cell office:value-type="float" office:value="40.8571428571">
                <text:p>40.8571428571</text:p>
              </table:table-cell>
              <table:table-cell office:value-type="float" office:value="24.3793103448">
                <text:p>24.3793103448</text:p>
              </table:table-cell>
              <table:table-cell office:value-type="float" office:value="33.2643678161">
                <text:p>33.264367816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0.7619047619">
                <text:p>20.7619047619</text:p>
              </table:table-cell>
              <table:table-cell office:value-type="float" office:value="41.9047619048">
                <text:p>41.9047619048</text:p>
              </table:table-cell>
              <table:table-cell office:value-type="float" office:value="22.3448275862">
                <text:p>22.3448275862</text:p>
              </table:table-cell>
              <table:table-cell office:value-type="float" office:value="32.2413793103">
                <text:p>32.2413793103</text:p>
              </table:table-cell>
            </table:table-row>
            <table:table-row>
              <table:table-cell office:value-type="float" office:value="91125">
                <text:p>91130</text:p>
              </table:table-cell>
              <table:table-cell office:value-type="float" office:value="30.2222222222">
                <text:p>30.2222222222</text:p>
              </table:table-cell>
              <table:table-cell office:value-type="float" office:value="41.1746031746">
                <text:p>41.1746031746</text:p>
              </table:table-cell>
              <table:table-cell office:value-type="float" office:value="26.4367816092">
                <text:p>26.4367816092</text:p>
              </table:table-cell>
              <table:table-cell office:value-type="float" office:value="31.6896551724">
                <text:p>31.6896551724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44.0158730159">
                <text:p>44.0158730159</text:p>
              </table:table-cell>
              <table:table-cell office:value-type="float" office:value="40.9841269841">
                <text:p>40.9841269841</text:p>
              </table:table-cell>
              <table:table-cell office:value-type="float" office:value="24.6436781609">
                <text:p>24.6436781609</text:p>
              </table:table-cell>
              <table:table-cell office:value-type="float" office:value="32.2528735632">
                <text:p>32.2528735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88cm" xlink:href=".." xlink:type="simple" chart:class="chart:scatter" chart:style-name="ch1">
        <chart:title svg:x="6.407cm" svg:y="0.315cm" chart:style-name="ch2">
          <text:p>Skull CPU Load</text:p>
        </chart:title>
        <chart:legend chart:legend-position="end" svg:x="10.895cm" svg:y="3.396cm" style:legend-expansion="high" chart:style-name="ch3"/>
        <chart:plot-area chart:style-name="ch4" table:cell-range-address="Tables.O48:Tables.O58 Tables.Q47:Tables.Q58 Tables.R48:Tables.R58 Tables.X47:Tables.X58 Tables.Y48:Tables.Y58" chart:data-source-has-labels="both" svg:x="1.357cm" svg:y="1.631cm" svg:width="8.9cm" svg:height="6.17cm">
          <chartooo:coordinate-region svg:x="1.978cm" svg:y="1.843cm" svg:width="7.722cm" svg:height="5.285cm"/>
          <chart:axis chart:dimension="x" chart:name="primary-x" chart:style-name="ch5" chartooo:axis-type="auto">
            <chart:title svg:x="5.168cm" svg:y="7.981cm" chart:style-name="ch6">
              <text:p># Skulls</text:p>
            </chart:title>
            <chart:categories table:cell-range-address="Tables.O49:Tables.O58"/>
          </chart:axis>
          <chart:axis chart:dimension="y" chart:name="primary-y" chart:style-name="ch5">
            <chart:title svg:x="0.451cm" svg:y="5.329cm" chart:style-name="ch7">
              <text:p>% Load</text:p>
            </chart:title>
            <chart:grid chart:style-name="ch8" chart:class="major"/>
          </chart:axis>
          <chart:series chart:style-name="ch9" chart:values-cell-range-address="Tables.Q49:Tables.Q58" chart:label-cell-address="Tables.Q47:Tables.Q47 Tables.Q48:Tables.Q48" chart:class="chart:scatter">
            <chart:domain table:cell-range-address="Tables.O49:Tables.O58"/>
            <chart:data-point chart:repeated="10"/>
          </chart:series>
          <chart:series chart:style-name="ch10" chart:values-cell-range-address="Tables.R49:Tables.R58" chart:label-cell-address="Tables.Q47:Tables.Q47 Tables.R48:Tables.R48" chart:class="chart:scatter">
            <chart:data-point chart:repeated="10"/>
          </chart:series>
          <chart:series chart:style-name="ch11" chart:values-cell-range-address="Tables.X49:Tables.X58" chart:label-cell-address="Tables.X47:Tables.X47 Tables.X48:Tables.X48" chart:class="chart:scatter">
            <chart:data-point chart:repeated="10"/>
          </chart:series>
          <chart:series chart:style-name="ch12" chart:values-cell-range-address="Tables.Y49:Tables.Y58" chart:label-cell-address="Tables.X47:Tables.X47 Tables.Y48:Tables.Y4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Skull CPU D3D12</text:p>
                <text:list>
                  <text:list-item>
                    <text:p>AMD Skull</text:p>
                  </text:list-item>
                  <text:list-item>
                    <text:p>CPU D3D12</text:p>
                  </text:list-item>
                </text:list>
                <draw:g>
                  <svg:desc>Tables.Q47:Tables.Q47 Tables.Q48:Tables.Q48</svg:desc>
                </draw:g>
              </table:table-cell>
              <table:table-cell office:value-type="string">
                <text:p>AMD Skull CPU Vulkan</text:p>
                <text:list>
                  <text:list-item>
                    <text:p>AMD Skull</text:p>
                  </text:list-item>
                  <text:list-item>
                    <text:p>CPU Vulkan</text:p>
                  </text:list-item>
                </text:list>
                <draw:g>
                  <svg:desc>Tables.Q47:Tables.Q47 Tables.R48:Tables.R48</svg:desc>
                </draw:g>
              </table:table-cell>
              <table:table-cell office:value-type="string">
                <text:p>Nvidia Skull CPU D3D12</text:p>
                <text:list>
                  <text:list-item>
                    <text:p>Nvidia Skull</text:p>
                  </text:list-item>
                  <text:list-item>
                    <text:p>CPU D3D12</text:p>
                  </text:list-item>
                </text:list>
                <draw:g>
                  <svg:desc>Tables.X47:Tables.X47 Tables.X48:Tables.X48</svg:desc>
                </draw:g>
              </table:table-cell>
              <table:table-cell office:value-type="string">
                <text:p>Nvidia Skull CPU Vulkan</text:p>
                <text:list>
                  <text:list-item>
                    <text:p>Nvidia Skull</text:p>
                  </text:list-item>
                  <text:list-item>
                    <text:p>CPU Vulkan</text:p>
                  </text:list-item>
                </text:list>
                <draw:g>
                  <svg:desc>Tables.X47:Tables.X47 Tables.Y48:Tables.Y48</svg:desc>
                </draw:g>
              </table:table-cell>
            </table:table-row>
          </table:table-header-rows>
          <table:table-rows>
            <table:table-row>
              <table:table-cell office:value-type="float" office:value="125">
                <text:p>130</text:p>
                <draw:g>
                  <svg:desc>Tables.O49:Tables.O58</svg:desc>
                </draw:g>
              </table:table-cell>
              <table:table-cell office:value-type="float" office:value="9.1574795079">
                <text:p>9.1574795079</text:p>
                <draw:g>
                  <svg:desc>Tables.Q49:Tables.Q58</svg:desc>
                </draw:g>
              </table:table-cell>
              <table:table-cell office:value-type="float" office:value="15.0704688571">
                <text:p>15.0704688571</text:p>
                <draw:g>
                  <svg:desc>Tables.R49:Tables.R58</svg:desc>
                </draw:g>
              </table:table-cell>
              <table:table-cell office:value-type="float" office:value="10.275862069">
                <text:p>10.275862069</text:p>
                <draw:g>
                  <svg:desc>Tables.X49:Tables.X58</svg:desc>
                </draw:g>
              </table:table-cell>
              <table:table-cell office:value-type="float" office:value="15.8505747126">
                <text:p>15.8505747126</text:p>
                <draw:g>
                  <svg:desc>Tables.Y49:Tables.Y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6677759841">
                <text:p>4.6677759841</text:p>
              </table:table-cell>
              <table:table-cell office:value-type="float" office:value="12.6165902063">
                <text:p>12.6165902063</text:p>
              </table:table-cell>
              <table:table-cell office:value-type="float" office:value="11.4597701149">
                <text:p>11.4597701149</text:p>
              </table:table-cell>
              <table:table-cell office:value-type="float" office:value="13.8541666667">
                <text:p>13.8541666667</text:p>
              </table:table-cell>
            </table:table-row>
            <table:table-row>
              <table:table-cell office:value-type="float" office:value="3375">
                <text:p>3380</text:p>
              </table:table-cell>
              <table:table-cell office:value-type="float" office:value="3.8737498095">
                <text:p>3.8737498095</text:p>
              </table:table-cell>
              <table:table-cell office:value-type="float" office:value="12.2669700952">
                <text:p>12.2669700952</text:p>
              </table:table-cell>
              <table:table-cell office:value-type="float" office:value="8.8505747126">
                <text:p>8.8505747126</text:p>
              </table:table-cell>
              <table:table-cell office:value-type="float" office:value="13.3063063063">
                <text:p>13.30630630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523347254">
                <text:p>3.523347254</text:p>
              </table:table-cell>
              <table:table-cell office:value-type="float" office:value="12.0506053016">
                <text:p>12.0506053016</text:p>
              </table:table-cell>
              <table:table-cell office:value-type="float" office:value="8.9885057471">
                <text:p>8.9885057471</text:p>
              </table:table-cell>
              <table:table-cell office:value-type="float" office:value="13.2368421053">
                <text:p>13.2368421053</text:p>
              </table:table-cell>
            </table:table-row>
            <table:table-row>
              <table:table-cell office:value-type="float" office:value="15625">
                <text:p>15630</text:p>
              </table:table-cell>
              <table:table-cell office:value-type="float" office:value="3.5011062063">
                <text:p>3.5011062063</text:p>
              </table:table-cell>
              <table:table-cell office:value-type="float" office:value="11.9544650159">
                <text:p>11.9544650159</text:p>
              </table:table-cell>
              <table:table-cell office:value-type="float" office:value="8.5402298851">
                <text:p>8.5402298851</text:p>
              </table:table-cell>
              <table:table-cell office:value-type="float" office:value="13.2459016393">
                <text:p>13.245901639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.2271075714">
                <text:p>3.2271075714</text:p>
              </table:table-cell>
              <table:table-cell office:value-type="float" office:value="12.512745619">
                <text:p>12.512745619</text:p>
              </table:table-cell>
              <table:table-cell office:value-type="float" office:value="7.5402298851">
                <text:p>7.5402298851</text:p>
              </table:table-cell>
              <table:table-cell office:value-type="float" office:value="13.2366412214">
                <text:p>13.2366412214</text:p>
              </table:table-cell>
            </table:table-row>
            <table:table-row>
              <table:table-cell office:value-type="float" office:value="42875">
                <text:p>42880</text:p>
              </table:table-cell>
              <table:table-cell office:value-type="float" office:value="2.5802866667">
                <text:p>2.5802866667</text:p>
              </table:table-cell>
              <table:table-cell office:value-type="float" office:value="11.9012404603">
                <text:p>11.9012404603</text:p>
              </table:table-cell>
              <table:table-cell office:value-type="float" office:value="6.5977011494">
                <text:p>6.5977011494</text:p>
              </table:table-cell>
              <table:table-cell office:value-type="float" office:value="13.9492753623">
                <text:p>13.949275362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1990417778">
                <text:p>2.1990417778</text:p>
              </table:table-cell>
              <table:table-cell office:value-type="float" office:value="11.9764664762">
                <text:p>11.9764664762</text:p>
              </table:table-cell>
              <table:table-cell office:value-type="float" office:value="5.6666666667">
                <text:p>5.6666666667</text:p>
              </table:table-cell>
              <table:table-cell office:value-type="float" office:value="13.8506493506">
                <text:p>13.8506493506</text:p>
              </table:table-cell>
            </table:table-row>
            <table:table-row>
              <table:table-cell office:value-type="float" office:value="91125">
                <text:p>91130</text:p>
              </table:table-cell>
              <table:table-cell office:value-type="float" office:value="2.6785637273">
                <text:p>2.6785637273</text:p>
              </table:table-cell>
              <table:table-cell office:value-type="float" office:value="11.8454601746">
                <text:p>11.8454601746</text:p>
              </table:table-cell>
              <table:table-cell office:value-type="float" office:value="4.9770114943">
                <text:p>4.9770114943</text:p>
              </table:table-cell>
              <table:table-cell office:value-type="float" office:value="13.8176100629">
                <text:p>13.8176100629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2.2039632727">
                <text:p>2.2039632727</text:p>
              </table:table-cell>
              <table:table-cell office:value-type="float" office:value="12.1168851905">
                <text:p>12.1168851905</text:p>
              </table:table-cell>
              <table:table-cell office:value-type="float" office:value="4.4942528736">
                <text:p>4.4942528736</text:p>
              </table:table-cell>
              <table:table-cell office:value-type="float" office:value="14.2101910828">
                <text:p>14.2101910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09cm" svg:y="0.316cm" chart:style-name="ch2">
          <text:p>Skull GPU Load</text:p>
        </chart:title>
        <chart:legend chart:legend-position="end" svg:x="10.872cm" svg:y="3.402cm" style:legend-expansion="high" chart:style-name="ch3"/>
        <chart:plot-area chart:style-name="ch4" table:cell-range-address="Tables.O48:Tables.O58 Tables.Q47:Tables.Q47 Tables.S48:Tables.T58 Tables.X47:Tables.X47 Tables.Z48:Tables.AA58" chart:data-source-has-labels="both" svg:x="1.358cm" svg:y="1.635cm" svg:width="8.874cm" svg:height="6.177cm">
          <chartooo:coordinate-region svg:x="2.165cm" svg:y="1.847cm" svg:width="7.51cm" svg:height="5.292cm"/>
          <chart:axis chart:dimension="x" chart:name="primary-x" chart:style-name="ch5" chartooo:axis-type="auto">
            <chart:title svg:x="5.156cm" svg:y="7.993cm" chart:style-name="ch6">
              <text:p># Skulls</text:p>
            </chart:title>
            <chart:categories table:cell-range-address="Tables.O49:Tables.O58"/>
          </chart:axis>
          <chart:axis chart:dimension="y" chart:name="primary-y" chart:style-name="ch5">
            <chart:title svg:x="0.451cm" svg:y="5.336cm" chart:style-name="ch7">
              <text:p>% Load</text:p>
            </chart:title>
            <chart:grid chart:style-name="ch8" chart:class="major"/>
          </chart:axis>
          <chart:series chart:style-name="ch9" chart:values-cell-range-address="Tables.S49:Tables.S58" chart:label-cell-address="Tables.Q47:Tables.Q47 Tables.S48:Tables.S48" chart:class="chart:scatter">
            <chart:domain table:cell-range-address="Tables.O49:Tables.O58"/>
            <chart:data-point chart:repeated="10"/>
          </chart:series>
          <chart:series chart:style-name="ch10" chart:values-cell-range-address="Tables.T49:Tables.T58" chart:label-cell-address="Tables.Q47:Tables.Q47 Tables.T48:Tables.T48" chart:class="chart:scatter">
            <chart:data-point chart:repeated="10"/>
          </chart:series>
          <chart:series chart:style-name="ch11" chart:values-cell-range-address="Tables.Z49:Tables.Z58" chart:label-cell-address="Tables.X47:Tables.X47 Tables.Z48:Tables.Z48" chart:class="chart:scatter">
            <chart:data-point chart:repeated="10"/>
          </chart:series>
          <chart:series chart:style-name="ch12" chart:values-cell-range-address="Tables.AA49:Tables.AA58" chart:label-cell-address="Tables.X47:Tables.X47 Tables.AA48:Tables.AA48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 Skull GPU D3D12</text:p>
                <text:list>
                  <text:list-item>
                    <text:p>AMD Skull</text:p>
                  </text:list-item>
                  <text:list-item>
                    <text:p>GPU D3D12</text:p>
                  </text:list-item>
                </text:list>
                <draw:g>
                  <svg:desc>Tables.Q47:Tables.Q47 Tables.S48:Tables.S48</svg:desc>
                </draw:g>
              </table:table-cell>
              <table:table-cell office:value-type="string">
                <text:p>AMD Skull GPU Vulkan</text:p>
                <text:list>
                  <text:list-item>
                    <text:p>AMD Skull</text:p>
                  </text:list-item>
                  <text:list-item>
                    <text:p>GPU Vulkan</text:p>
                  </text:list-item>
                </text:list>
                <draw:g>
                  <svg:desc>Tables.Q47:Tables.Q47 Tables.T48:Tables.T48</svg:desc>
                </draw:g>
              </table:table-cell>
              <table:table-cell office:value-type="string">
                <text:p>Nvidia Skull GPU D3D12</text:p>
                <text:list>
                  <text:list-item>
                    <text:p>Nvidia Skull</text:p>
                  </text:list-item>
                  <text:list-item>
                    <text:p>GPU D3D12</text:p>
                  </text:list-item>
                </text:list>
                <draw:g>
                  <svg:desc>Tables.X47:Tables.X47 Tables.Z48:Tables.Z48</svg:desc>
                </draw:g>
              </table:table-cell>
              <table:table-cell office:value-type="string">
                <text:p>Nvidia Skull GPU Vulkan</text:p>
                <text:list>
                  <text:list-item>
                    <text:p>Nvidia Skull</text:p>
                  </text:list-item>
                  <text:list-item>
                    <text:p>GPU Vulkan</text:p>
                  </text:list-item>
                </text:list>
                <draw:g>
                  <svg:desc>Tables.X47:Tables.X47 Tables.AA48:Tables.AA48</svg:desc>
                </draw:g>
              </table:table-cell>
            </table:table-row>
          </table:table-header-rows>
          <table:table-rows>
            <table:table-row>
              <table:table-cell office:value-type="float" office:value="125">
                <text:p>130</text:p>
                <draw:g>
                  <svg:desc>Tables.O49:Tables.O58</svg:desc>
                </draw:g>
              </table:table-cell>
              <table:table-cell office:value-type="float" office:value="70.6666666667">
                <text:p>70.6666666667</text:p>
                <draw:g>
                  <svg:desc>Tables.S49:Tables.S58</svg:desc>
                </draw:g>
              </table:table-cell>
              <table:table-cell office:value-type="float" office:value="71.4920634921">
                <text:p>71.4920634921</text:p>
                <draw:g>
                  <svg:desc>Tables.T49:Tables.T58</svg:desc>
                </draw:g>
              </table:table-cell>
              <table:table-cell office:value-type="float" office:value="83.2643678161">
                <text:p>83.2643678161</text:p>
                <draw:g>
                  <svg:desc>Tables.Z49:Tables.Z58</svg:desc>
                </draw:g>
              </table:table-cell>
              <table:table-cell office:value-type="float" office:value="75.0114942529">
                <text:p>75.0114942529</text:p>
                <draw:g>
                  <svg:desc>Tables.AA49:Tables.AA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1.1428571429">
                <text:p>81.1428571429</text:p>
              </table:table-cell>
              <table:table-cell office:value-type="float" office:value="80">
                <text:p>80</text:p>
              </table:table-cell>
              <table:table-cell office:value-type="float" office:value="83.7701149425">
                <text:p>83.7701149425</text:p>
              </table:table-cell>
              <table:table-cell office:value-type="float" office:value="83.5882352941">
                <text:p>83.5882352941</text:p>
              </table:table-cell>
            </table:table-row>
            <table:table-row>
              <table:table-cell office:value-type="float" office:value="3375">
                <text:p>3380</text:p>
              </table:table-cell>
              <table:table-cell office:value-type="float" office:value="83.3333333333">
                <text:p>83.3333333333</text:p>
              </table:table-cell>
              <table:table-cell office:value-type="float" office:value="81.619047619">
                <text:p>81.619047619</text:p>
              </table:table-cell>
              <table:table-cell office:value-type="float" office:value="84.8965517241">
                <text:p>84.8965517241</text:p>
              </table:table-cell>
              <table:table-cell office:value-type="float" office:value="88.5087719298">
                <text:p>88.50877192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5.8571428571">
                <text:p>85.8571428571</text:p>
              </table:table-cell>
              <table:table-cell office:value-type="float" office:value="82.2857142857">
                <text:p>82.2857142857</text:p>
              </table:table-cell>
              <table:table-cell office:value-type="float" office:value="92.6091954023">
                <text:p>92.6091954023</text:p>
              </table:table-cell>
              <table:table-cell office:value-type="float" office:value="90.4409448819">
                <text:p>90.4409448819</text:p>
              </table:table-cell>
            </table:table-row>
            <table:table-row>
              <table:table-cell office:value-type="float" office:value="15625">
                <text:p>15630</text:p>
              </table:table-cell>
              <table:table-cell office:value-type="float" office:value="84.8412698413">
                <text:p>84.8412698413</text:p>
              </table:table-cell>
              <table:table-cell office:value-type="float" office:value="82.2857142857">
                <text:p>82.2857142857</text:p>
              </table:table-cell>
              <table:table-cell office:value-type="float" office:value="95.4482758621">
                <text:p>95.4482758621</text:p>
              </table:table-cell>
              <table:table-cell office:value-type="float" office:value="90.198630137">
                <text:p>90.19863013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85.8253968254">
                <text:p>85.8253968254</text:p>
              </table:table-cell>
              <table:table-cell office:value-type="float" office:value="83.7142857143">
                <text:p>83.7142857143</text:p>
              </table:table-cell>
              <table:table-cell office:value-type="float" office:value="95.816091954">
                <text:p>95.816091954</text:p>
              </table:table-cell>
              <table:table-cell office:value-type="float" office:value="89.3550295858">
                <text:p>89.3550295858</text:p>
              </table:table-cell>
            </table:table-row>
            <table:table-row>
              <table:table-cell office:value-type="float" office:value="42875">
                <text:p>42880</text:p>
              </table:table-cell>
              <table:table-cell office:value-type="float" office:value="84.8095238095">
                <text:p>84.8095238095</text:p>
              </table:table-cell>
              <table:table-cell office:value-type="float" office:value="82.2857142857">
                <text:p>82.2857142857</text:p>
              </table:table-cell>
              <table:table-cell office:value-type="float" office:value="96.4252873563">
                <text:p>96.4252873563</text:p>
              </table:table-cell>
              <table:table-cell office:value-type="float" office:value="90.2577319588">
                <text:p>90.257731958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85.3333333333">
                <text:p>85.3333333333</text:p>
              </table:table-cell>
              <table:table-cell office:value-type="float" office:value="82.3333333333">
                <text:p>82.3333333333</text:p>
              </table:table-cell>
              <table:table-cell office:value-type="float" office:value="93.9540229885">
                <text:p>93.9540229885</text:p>
              </table:table-cell>
              <table:table-cell office:value-type="float" office:value="87.9836065574">
                <text:p>87.9836065574</text:p>
              </table:table-cell>
            </table:table-row>
            <table:table-row>
              <table:table-cell office:value-type="float" office:value="91125">
                <text:p>91130</text:p>
              </table:table-cell>
              <table:table-cell office:value-type="float" office:value="50.5333333333">
                <text:p>50.5333333333</text:p>
              </table:table-cell>
              <table:table-cell office:value-type="float" office:value="82.8888888889">
                <text:p>82.8888888889</text:p>
              </table:table-cell>
              <table:table-cell office:value-type="float" office:value="96.5517241379">
                <text:p>96.5517241379</text:p>
              </table:table-cell>
              <table:table-cell office:value-type="float" office:value="87.6015936255">
                <text:p>87.60159362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55.8">
                <text:p>55.8</text:p>
              </table:table-cell>
              <table:table-cell office:value-type="float" office:value="84.0317460317">
                <text:p>84.0317460317</text:p>
              </table:table-cell>
              <table:table-cell office:value-type="float" office:value="96.6206896552">
                <text:p>96.6206896552</text:p>
              </table:table-cell>
              <table:table-cell office:value-type="float" office:value="87.6777251185">
                <text:p>87.67772511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